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0.4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84.61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141.0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4.2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1e1e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37">
      <style:table-cell-properties fo:background-color="#e1e1e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S 100 - 17397 - 02:00 PM MWF</text:p>
          </table:table-cell>
          <table:table-cell table:style-name="ce3"/>
          <table:table-cell table:style-name="ce1" table:number-columns-repeated="3"/>
          <table:table-cell table:style-name="ce1" office:value-type="string" calcext:value-type="string">
            <text:p>No Scheduled Final Exam</text:p>
          </table:table-cell>
          <table:table-cell/>
          <table:table-cell table:formula="of:=CONCATENATE(&quot;{&quot;;&quot;&quot;&quot;courseName&quot;&quot;: &quot;; ;&quot;&quot;&quot;&quot;;MID([.A1];1;2);&quot;&quot;&quot;, &quot;&quot;courseNum&quot;&quot;: &quot;; MID([.A1];4;3); &quot;, &quot;&quot;CRN&quot;&quot;: &quot;; MID([.A1];10;5); &quot;, &quot;&quot;classTime&quot;&quot;: &quot;&quot;&quot;; [.C1]; &quot;&quot;&quot;},&quot;)" office:value-type="string" office:string-value="{&quot;courseName&quot;: &quot;CS&quot;, &quot;courseNum&quot;: 100, &quot;CRN&quot;: 17397, &quot;classTime&quot;: &quot;&quot;}," calcext:value-type="string">
            <text:p>{"courseName": "CS", "courseNum": 100, "CRN": 17397, "classTime": ""},</text:p>
          </table:table-cell>
        </table:table-row>
        <table:table-row table:style-name="ro1">
          <table:table-cell table:style-name="ce2" office:value-type="string" calcext:value-type="string">
            <text:p>CS 107 - 17412 - 11:00 AM TR</text:p>
          </table:table-cell>
          <table:table-cell table:style-name="ce4" office:value-type="string" calcext:value-type="string">
            <text:p>Mon May 2</text:p>
          </table:table-cell>
          <table:table-cell table:style-name="ce4" office:value-type="string" calcext:value-type="string">
            <text:p>10:30 - 12:30 am</text:p>
          </table:table-cell>
          <table:table-cell table:style-name="ce2" office:value-type="string" calcext:value-type="string">
            <text:p>2LCA; 2LCD</text:p>
          </table:table-cell>
          <table:table-cell table:style-name="ce2" office:value-type="string" calcext:value-type="string">
            <text:p>A002, A003; D002</text:p>
          </table:table-cell>
          <table:table-cell table:style-name="ce2"/>
          <table:table-cell/>
          <table:table-cell table:formula="of:=CONCATENATE(&quot;{&quot;;&quot;&quot;&quot;courseName&quot;&quot;: &quot;; ;&quot;&quot;&quot;&quot;;MID([.A2];1;2);&quot;&quot;&quot;, &quot;&quot;courseNum&quot;&quot;: &quot;; MID([.A2];4;3); &quot;, &quot;&quot;CRN&quot;&quot;: &quot;; MID([.A2];10;5); &quot;, &quot;&quot;classTime&quot;&quot;: &quot;&quot;&quot;; MID([.A2];17;LEN([.A2])); &quot;&quot;&quot;&quot;; &quot;, &quot;&quot;finalStart&quot;&quot;: new Date(2016,5,0,0,0,0,0)&quot;;&quot;, &quot;&quot;finalEnd&quot;&quot;: new Date(2016,5,0,0,0,0,0)&quot;; &quot;, &quot;&quot;finalLocation&quot;&quot;: &quot;&quot;&quot;; [.D2]; &quot;&quot;&quot;&quot;; &quot;, &quot;&quot;finalRoom&quot;&quot;: &quot;&quot;&quot;; [.E2]; &quot;&quot;&quot;},&quot;)" office:value-type="string" office:string-value="{&quot;courseName&quot;: &quot;CS&quot;, &quot;courseNum&quot;: 107, &quot;CRN&quot;: 17412, &quot;classTime&quot;: &quot; 11:00 AM TR&quot;, &quot;finalStart&quot;: new Date(2016,5,0,0,0,0,0), &quot;finalEnd&quot;: new Date(2016,5,0,0,0,0,0), &quot;finalLocation&quot;: &quot;2LCA; 2LCD&quot;, &quot;finalRoom&quot;: &quot;A002, A003; D002&quot;}," calcext:value-type="string">
            <text:p>{"courseName": "CS", "courseNum": 107, "CRN": 17412, "classTime": " 11:00 AM TR", "finalStart": new Date(2016,5,0,0,0,0,0), "finalEnd": new Date(2016,5,0,0,0,0,0), "finalLocation": "2LCA; 2LCD", "finalRoom": "A002, A003; D002"},</text:p>
          </table:table-cell>
        </table:table-row>
        <table:table-row table:style-name="ro1">
          <table:table-cell table:style-name="ce1" office:value-type="string" calcext:value-type="string">
            <text:p>CS 109 - 19466 - 02:00 PM MW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; 2LCE</text:p>
          </table:table-cell>
          <table:table-cell table:style-name="ce1" office:value-type="string" calcext:value-type="string">
            <text:p>A001; E101</text:p>
          </table:table-cell>
          <table:table-cell table:style-name="ce1"/>
          <table:table-cell/>
          <table:table-cell table:formula="of:=CONCATENATE(&quot;{&quot;;&quot;&quot;&quot;courseName&quot;&quot;: &quot;; ;&quot;&quot;&quot;&quot;;MID([.A3];1;2);&quot;&quot;&quot;, &quot;&quot;courseNum&quot;&quot;: &quot;; MID([.A3];4;3); &quot;, &quot;&quot;CRN&quot;&quot;: &quot;; MID([.A3];10;5); &quot;, &quot;&quot;classTime&quot;&quot;: &quot;&quot;&quot;; MID([.A3];17;LEN([.A3])); &quot;&quot;&quot;&quot;; &quot;, &quot;&quot;finalStart&quot;&quot;: new Date(2016,5,0,0,0,0,0)&quot;;&quot;, &quot;&quot;finalEnd&quot;&quot;: new Date(2016,5,0,0,0,0,0)&quot;; &quot;, &quot;&quot;finalLocation&quot;&quot;: &quot;&quot;&quot;; [.D3]; &quot;&quot;&quot;&quot;; &quot;, &quot;&quot;finalRoom&quot;&quot;: &quot;&quot;&quot;; [.E3]; &quot;&quot;&quot;},&quot;)" office:value-type="string" office:string-value="{&quot;courseName&quot;: &quot;CS&quot;, &quot;courseNum&quot;: 109, &quot;CRN&quot;: 19466, &quot;classTime&quot;: &quot; 02:00 PM MW&quot;, &quot;finalStart&quot;: new Date(2016,5,0,0,0,0,0), &quot;finalEnd&quot;: new Date(2016,5,0,0,0,0,0), &quot;finalLocation&quot;: &quot;2LCA; 2LCE&quot;, &quot;finalRoom&quot;: &quot;A001; E101&quot;}," calcext:value-type="string">
            <text:p>{"courseName": "CS", "courseNum": 109, "CRN": 19466, "classTime": " 02:00 PM MW", "finalStart": new Date(2016,5,0,0,0,0,0), "finalEnd": new Date(2016,5,0,0,0,0,0), "finalLocation": "2LCA; 2LCE", "finalRoom": "A001; E101"},</text:p>
          </table:table-cell>
        </table:table-row>
        <table:table-row table:style-name="ro1">
          <table:table-cell table:style-name="ce2" office:value-type="string" calcext:value-type="string">
            <text:p>CS 111 - 34013 - 09:30 AM TR</text:p>
          </table:table-cell>
          <table:table-cell table:style-name="ce4" office:value-type="string" calcext:value-type="string">
            <text:p>Wed May 4</text:p>
          </table:table-cell>
          <table:table-cell table:style-name="ce2" office:value-type="string" calcext:value-type="string">
            <text:p>10:30 - 12:30 am</text:p>
          </table:table-cell>
          <table:table-cell table:style-name="ce2" office:value-type="string" calcext:value-type="string">
            <text:p>2LCC; 2LCD</text:p>
          </table:table-cell>
          <table:table-cell table:style-name="ce2" office:value-type="string" calcext:value-type="string">
            <text:p>C006; D00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4];1;2);&quot;&quot;&quot;, &quot;&quot;courseNum&quot;&quot;: &quot;; MID([.A4];4;3); &quot;, &quot;&quot;CRN&quot;&quot;: &quot;; MID([.A4];10;5); &quot;, &quot;&quot;classTime&quot;&quot;: &quot;&quot;&quot;; MID([.A4];17;LEN([.A4])); &quot;&quot;&quot;&quot;; &quot;, &quot;&quot;finalStart&quot;&quot;: new Date(2016,5,0,0,0,0,0)&quot;;&quot;, &quot;&quot;finalEnd&quot;&quot;: new Date(2016,5,0,0,0,0,0)&quot;; &quot;, &quot;&quot;finalLocation&quot;&quot;: &quot;&quot;&quot;; [.D4]; &quot;&quot;&quot;&quot;; &quot;, &quot;&quot;finalRoom&quot;&quot;: &quot;&quot;&quot;; [.E4]; &quot;&quot;&quot;},&quot;)" office:value-type="string" office:string-value="{&quot;courseName&quot;: &quot;CS&quot;, &quot;courseNum&quot;: 111, &quot;CRN&quot;: 34013, &quot;classTime&quot;: &quot; 09:30 AM TR&quot;, &quot;finalStart&quot;: new Date(2016,5,0,0,0,0,0), &quot;finalEnd&quot;: new Date(2016,5,0,0,0,0,0), &quot;finalLocation&quot;: &quot;2LCC; 2LCD&quot;, &quot;finalRoom&quot;: &quot;C006; D005&quot;}," calcext:value-type="string">
            <text:p>{"courseName": "CS", "courseNum": 111, "CRN": 34013, "classTime": " 09:30 AM TR", "finalStart": new Date(2016,5,0,0,0,0,0), "finalEnd": new Date(2016,5,0,0,0,0,0), "finalLocation": "2LCC; 2LCD", "finalRoom": "C006; D005"},</text:p>
          </table:table-cell>
        </table:table-row>
        <table:table-row table:style-name="ro1">
          <table:table-cell table:style-name="ce1" office:value-type="string" calcext:value-type="string">
            <text:p>CS 141 - 34447 - 01:00 PM MWF</text:p>
          </table:table-cell>
          <table:table-cell table:style-name="ce3" office:value-type="string" calcext:value-type="string">
            <text:p>Mon May 2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1</text:p>
          </table:table-cell>
          <table:table-cell table:style-name="ce1"/>
          <table:table-cell/>
          <table:table-cell table:formula="of:=CONCATENATE(&quot;{&quot;;&quot;&quot;&quot;courseName&quot;&quot;: &quot;; ;&quot;&quot;&quot;&quot;;MID([.A5];1;2);&quot;&quot;&quot;, &quot;&quot;courseNum&quot;&quot;: &quot;; MID([.A5];4;3); &quot;, &quot;&quot;CRN&quot;&quot;: &quot;; MID([.A5];10;5); &quot;, &quot;&quot;classTime&quot;&quot;: &quot;&quot;&quot;; MID([.A5];17;LEN([.A5])); &quot;&quot;&quot;&quot;; &quot;, &quot;&quot;finalStart&quot;&quot;: new Date(2016,5,0,0,0,0,0)&quot;;&quot;, &quot;&quot;finalEnd&quot;&quot;: new Date(2016,5,0,0,0,0,0)&quot;; &quot;, &quot;&quot;finalLocation&quot;&quot;: &quot;&quot;&quot;; [.D5]; &quot;&quot;&quot;&quot;; &quot;, &quot;&quot;finalRoom&quot;&quot;: &quot;&quot;&quot;; [.E5]; &quot;&quot;&quot;},&quot;)" office:value-type="string" office:string-value="{&quot;courseName&quot;: &quot;CS&quot;, &quot;courseNum&quot;: 141, &quot;CRN&quot;: 34447, &quot;classTime&quot;: &quot; 01:00 PM MWF&quot;, &quot;finalStart&quot;: new Date(2016,5,0,0,0,0,0), &quot;finalEnd&quot;: new Date(2016,5,0,0,0,0,0), &quot;finalLocation&quot;: &quot;2LCA&quot;, &quot;finalRoom&quot;: &quot;A001&quot;}," calcext:value-type="string">
            <text:p>{"courseName": "CS", "courseNum": 141, "CRN": 34447, "classTime": " 01:00 PM MWF", "finalStart": new Date(2016,5,0,0,0,0,0), "finalEnd": new Date(2016,5,0,0,0,0,0), "finalLocation": "2LCA", "finalRoom": "A001"},</text:p>
          </table:table-cell>
        </table:table-row>
        <table:table-row table:style-name="ro1">
          <table:table-cell table:style-name="ce2" office:value-type="string" calcext:value-type="string">
            <text:p>CS 151 - 34014 - 12:00 PM MWF</text:p>
          </table:table-cell>
          <table:table-cell table:style-name="ce4" office:value-type="string" calcext:value-type="string">
            <text:p>Tues May 3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string" calcext:value-type="string">
            <text:p>140, 14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6];1;2);&quot;&quot;&quot;, &quot;&quot;courseNum&quot;&quot;: &quot;; MID([.A6];4;3); &quot;, &quot;&quot;CRN&quot;&quot;: &quot;; MID([.A6];10;5); &quot;, &quot;&quot;classTime&quot;&quot;: &quot;&quot;&quot;; MID([.A6];17;LEN([.A6])); &quot;&quot;&quot;&quot;; &quot;, &quot;&quot;finalStart&quot;&quot;: new Date(2016,5,0,0,0,0,0)&quot;;&quot;, &quot;&quot;finalEnd&quot;&quot;: new Date(2016,5,0,0,0,0,0)&quot;; &quot;, &quot;&quot;finalLocation&quot;&quot;: &quot;&quot;&quot;; [.D6]; &quot;&quot;&quot;&quot;; &quot;, &quot;&quot;finalRoom&quot;&quot;: &quot;&quot;&quot;; [.E6]; &quot;&quot;&quot;},&quot;)" office:value-type="string" office:string-value="{&quot;courseName&quot;: &quot;CS&quot;, &quot;courseNum&quot;: 151, &quot;CRN&quot;: 34014, &quot;classTime&quot;: &quot; 12:00 PM MWF&quot;, &quot;finalStart&quot;: new Date(2016,5,0,0,0,0,0), &quot;finalEnd&quot;: new Date(2016,5,0,0,0,0,0), &quot;finalLocation&quot;: &quot;2BSB&quot;, &quot;finalRoom&quot;: &quot;140, 145&quot;}," calcext:value-type="string">
            <text:p>{"courseName": "CS", "courseNum": 151, "CRN": 34014, "classTime": " 12:00 PM MWF", "finalStart": new Date(2016,5,0,0,0,0,0), "finalEnd": new Date(2016,5,0,0,0,0,0), "finalLocation": "2BSB", "finalRoom": "140, 145"},</text:p>
          </table:table-cell>
        </table:table-row>
        <table:table-row table:style-name="ro2">
          <table:table-cell table:style-name="ce1" office:value-type="string" calcext:value-type="string">
            <text:p>CS 201 - 17418 - 12:30 PM TR, 12:00 PM F</text:p>
          </table:table-cell>
          <table:table-cell table:style-name="ce3" office:value-type="string" calcext:value-type="string">
            <text:p>Fri May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BH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/>
          <table:table-cell table:formula="of:=CONCATENATE(&quot;{&quot;;&quot;&quot;&quot;courseName&quot;&quot;: &quot;; ;&quot;&quot;&quot;&quot;;MID([.A7];1;2);&quot;&quot;&quot;, &quot;&quot;courseNum&quot;&quot;: &quot;; MID([.A7];4;3); &quot;, &quot;&quot;CRN&quot;&quot;: &quot;; MID([.A7];10;5); &quot;, &quot;&quot;classTime&quot;&quot;: &quot;&quot;&quot;; MID([.A7];17;LEN([.A7])); &quot;&quot;&quot;&quot;; &quot;, &quot;&quot;finalStart&quot;&quot;: new Date(2016,5,0,0,0,0,0)&quot;;&quot;, &quot;&quot;finalEnd&quot;&quot;: new Date(2016,5,0,0,0,0,0)&quot;; &quot;, &quot;&quot;finalLocation&quot;&quot;: &quot;&quot;&quot;; [.D7]; &quot;&quot;&quot;&quot;; &quot;, &quot;&quot;finalRoom&quot;&quot;: &quot;&quot;&quot;; [.E7]; &quot;&quot;&quot;},&quot;)" office:value-type="string" office:string-value="{&quot;courseName&quot;: &quot;CS&quot;, &quot;courseNum&quot;: 201, &quot;CRN&quot;: 17418, &quot;classTime&quot;: &quot; 12:30 PM TR, 12:00 PM F&quot;, &quot;finalStart&quot;: new Date(2016,5,0,0,0,0,0), &quot;finalEnd&quot;: new Date(2016,5,0,0,0,0,0), &quot;finalLocation&quot;: &quot;2BH&quot;, &quot;finalRoom&quot;: &quot;304&quot;}," calcext:value-type="string">
            <text:p>{"courseName": "CS", "courseNum": 201, "CRN": 17418, "classTime": " 12:30 PM TR, 12:00 PM F", "finalStart": new Date(2016,5,0,0,0,0,0), "finalEnd": new Date(2016,5,0,0,0,0,0), "finalLocation": "2BH", "finalRoom": "304"},</text:p>
          </table:table-cell>
        </table:table-row>
        <table:table-row table:style-name="ro1">
          <table:table-cell table:style-name="ce2" office:value-type="string" calcext:value-type="string">
            <text:p>CS 211 - 34456 - 10:00 AM F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10:30 - 12:3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/>
          <table:table-cell table:formula="of:=CONCATENATE(&quot;{&quot;;&quot;&quot;&quot;courseName&quot;&quot;: &quot;; ;&quot;&quot;&quot;&quot;;MID([.A8];1;2);&quot;&quot;&quot;, &quot;&quot;courseNum&quot;&quot;: &quot;; MID([.A8];4;3); &quot;, &quot;&quot;CRN&quot;&quot;: &quot;; MID([.A8];10;5); &quot;, &quot;&quot;classTime&quot;&quot;: &quot;&quot;&quot;; MID([.A8];17;LEN([.A8])); &quot;&quot;&quot;&quot;; &quot;, &quot;&quot;finalStart&quot;&quot;: new Date(2016,5,0,0,0,0,0)&quot;;&quot;, &quot;&quot;finalEnd&quot;&quot;: new Date(2016,5,0,0,0,0,0)&quot;; &quot;, &quot;&quot;finalLocation&quot;&quot;: &quot;&quot;&quot;; [.D8]; &quot;&quot;&quot;&quot;; &quot;, &quot;&quot;finalRoom&quot;&quot;: &quot;&quot;&quot;; [.E8]; &quot;&quot;&quot;},&quot;)" office:value-type="string" office:string-value="{&quot;courseName&quot;: &quot;CS&quot;, &quot;courseNum&quot;: 211, &quot;CRN&quot;: 34456, &quot;classTime&quot;: &quot; 10:00 AM F&quot;, &quot;finalStart&quot;: new Date(2016,5,0,0,0,0,0), &quot;finalEnd&quot;: new Date(2016,5,0,0,0,0,0), &quot;finalLocation&quot;: &quot;2LCF&quot;, &quot;finalRoom&quot;: &quot;F004&quot;}," calcext:value-type="string">
            <text:p>{"courseName": "CS", "courseNum": 211, "CRN": 34456, "classTime": " 10:00 AM F", "finalStart": new Date(2016,5,0,0,0,0,0), "finalEnd": new Date(2016,5,0,0,0,0,0), "finalLocation": "2LCF", "finalRoom": "F004"},</text:p>
          </table:table-cell>
        </table:table-row>
        <table:table-row table:style-name="ro1">
          <table:table-cell table:style-name="ce1" office:value-type="string" calcext:value-type="string">
            <text:p>CS 251 - 34460 - 11:00 AM MWF</text:p>
          </table:table-cell>
          <table:table-cell table:style-name="ce3" office:value-type="string" calcext:value-type="string">
            <text:p>Thurs May 5</text:p>
          </table:table-cell>
          <table:table-cell table:style-name="ce1" office:value-type="string" calcext:value-type="string">
            <text:p>10:30 - 12:30 am</text:p>
          </table:table-cell>
          <table:table-cell table:style-name="ce1" office:value-type="string" calcext:value-type="string">
            <text:p>2LCD</text:p>
          </table:table-cell>
          <table:table-cell table:style-name="ce1" office:value-type="string" calcext:value-type="string">
            <text:p>D004, D005</text:p>
          </table:table-cell>
          <table:table-cell table:style-name="ce1"/>
          <table:table-cell/>
          <table:table-cell table:formula="of:=CONCATENATE(&quot;{&quot;;&quot;&quot;&quot;courseName&quot;&quot;: &quot;; ;&quot;&quot;&quot;&quot;;MID([.A9];1;2);&quot;&quot;&quot;, &quot;&quot;courseNum&quot;&quot;: &quot;; MID([.A9];4;3); &quot;, &quot;&quot;CRN&quot;&quot;: &quot;; MID([.A9];10;5); &quot;, &quot;&quot;classTime&quot;&quot;: &quot;&quot;&quot;; MID([.A9];17;LEN([.A9])); &quot;&quot;&quot;&quot;; &quot;, &quot;&quot;finalStart&quot;&quot;: new Date(2016,5,0,0,0,0,0)&quot;;&quot;, &quot;&quot;finalEnd&quot;&quot;: new Date(2016,5,0,0,0,0,0)&quot;; &quot;, &quot;&quot;finalLocation&quot;&quot;: &quot;&quot;&quot;; [.D9]; &quot;&quot;&quot;&quot;; &quot;, &quot;&quot;finalRoom&quot;&quot;: &quot;&quot;&quot;; [.E9]; &quot;&quot;&quot;},&quot;)" office:value-type="string" office:string-value="{&quot;courseName&quot;: &quot;CS&quot;, &quot;courseNum&quot;: 251, &quot;CRN&quot;: 34460, &quot;classTime&quot;: &quot; 11:00 AM MWF&quot;, &quot;finalStart&quot;: new Date(2016,5,0,0,0,0,0), &quot;finalEnd&quot;: new Date(2016,5,0,0,0,0,0), &quot;finalLocation&quot;: &quot;2LCD&quot;, &quot;finalRoom&quot;: &quot;D004, D005&quot;}," calcext:value-type="string">
            <text:p>{"courseName": "CS", "courseNum": 251, "CRN": 34460, "classTime": " 11:00 AM MWF", "finalStart": new Date(2016,5,0,0,0,0,0), "finalEnd": new Date(2016,5,0,0,0,0,0), "finalLocation": "2LCD", "finalRoom": "D004, D005"},</text:p>
          </table:table-cell>
        </table:table-row>
        <table:table-row table:style-name="ro1">
          <table:table-cell table:style-name="ce2" office:value-type="string" calcext:value-type="string">
            <text:p>CS 261 - 34463 - 02:00 PM TR</text:p>
          </table:table-cell>
          <table:table-cell table:style-name="ce4" office:value-type="string" calcext:value-type="string">
            <text:p>Wed May 4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10];1;2);&quot;&quot;&quot;, &quot;&quot;courseNum&quot;&quot;: &quot;; MID([.A10];4;3); &quot;, &quot;&quot;CRN&quot;&quot;: &quot;; MID([.A10];10;5); &quot;, &quot;&quot;classTime&quot;&quot;: &quot;&quot;&quot;; MID([.A10];17;LEN([.A10])); &quot;&quot;&quot;&quot;; &quot;, &quot;&quot;finalStart&quot;&quot;: new Date(2016,5,0,0,0,0,0)&quot;;&quot;, &quot;&quot;finalEnd&quot;&quot;: new Date(2016,5,0,0,0,0,0)&quot;; &quot;, &quot;&quot;finalLocation&quot;&quot;: &quot;&quot;&quot;; [.D10]; &quot;&quot;&quot;&quot;; &quot;, &quot;&quot;finalRoom&quot;&quot;: &quot;&quot;&quot;; [.E10]; &quot;&quot;&quot;},&quot;)" office:value-type="string" office:string-value="{&quot;courseName&quot;: &quot;CS&quot;, &quot;courseNum&quot;: 261, &quot;CRN&quot;: 34463, &quot;classTime&quot;: &quot; 02:00 PM TR&quot;, &quot;finalStart&quot;: new Date(2016,5,0,0,0,0,0), &quot;finalEnd&quot;: new Date(2016,5,0,0,0,0,0), &quot;finalLocation&quot;: &quot;2BSB&quot;, &quot;finalRoom&quot;: &quot;145&quot;}," calcext:value-type="string">
            <text:p>{"courseName": "CS", "courseNum": 261, "CRN": 34463, "classTime": " 02:00 PM TR", "finalStart": new Date(2016,5,0,0,0,0,0), "finalEnd": new Date(2016,5,0,0,0,0,0), "finalLocation": "2BSB", "finalRoom": "145"},</text:p>
          </table:table-cell>
        </table:table-row>
        <table:table-row table:style-name="ro1">
          <table:table-cell table:style-name="ce1" office:value-type="string" calcext:value-type="string">
            <text:p>CS 301 - 17422 - 01:00 PM MWF</text:p>
          </table:table-cell>
          <table:table-cell table:style-name="ce3" office:value-type="string" calcext:value-type="string">
            <text:p>Mon May 2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C; 2LCF</text:p>
          </table:table-cell>
          <table:table-cell table:style-name="ce1" office:value-type="string" calcext:value-type="string">
            <text:p>C004; F003</text:p>
          </table:table-cell>
          <table:table-cell table:style-name="ce1"/>
          <table:table-cell/>
          <table:table-cell table:formula="of:=CONCATENATE(&quot;{&quot;;&quot;&quot;&quot;courseName&quot;&quot;: &quot;; ;&quot;&quot;&quot;&quot;;MID([.A11];1;2);&quot;&quot;&quot;, &quot;&quot;courseNum&quot;&quot;: &quot;; MID([.A11];4;3); &quot;, &quot;&quot;CRN&quot;&quot;: &quot;; MID([.A11];10;5); &quot;, &quot;&quot;classTime&quot;&quot;: &quot;&quot;&quot;; MID([.A11];17;LEN([.A11])); &quot;&quot;&quot;&quot;; &quot;, &quot;&quot;finalStart&quot;&quot;: new Date(2016,5,0,0,0,0,0)&quot;;&quot;, &quot;&quot;finalEnd&quot;&quot;: new Date(2016,5,0,0,0,0,0)&quot;; &quot;, &quot;&quot;finalLocation&quot;&quot;: &quot;&quot;&quot;; [.D11]; &quot;&quot;&quot;&quot;; &quot;, &quot;&quot;finalRoom&quot;&quot;: &quot;&quot;&quot;; [.E11]; &quot;&quot;&quot;},&quot;)" office:value-type="string" office:string-value="{&quot;courseName&quot;: &quot;CS&quot;, &quot;courseNum&quot;: 301, &quot;CRN&quot;: 17422, &quot;classTime&quot;: &quot; 01:00 PM MWF&quot;, &quot;finalStart&quot;: new Date(2016,5,0,0,0,0,0), &quot;finalEnd&quot;: new Date(2016,5,0,0,0,0,0), &quot;finalLocation&quot;: &quot;2LCC; 2LCF&quot;, &quot;finalRoom&quot;: &quot;C004; F003&quot;}," calcext:value-type="string">
            <text:p>{"courseName": "CS", "courseNum": 301, "CRN": 17422, "classTime": " 01:00 PM MWF", "finalStart": new Date(2016,5,0,0,0,0,0), "finalEnd": new Date(2016,5,0,0,0,0,0), "finalLocation": "2LCC; 2LCF", "finalRoom": "C004; F003"},</text:p>
          </table:table-cell>
        </table:table-row>
        <table:table-row table:style-name="ro1">
          <table:table-cell table:style-name="ce2" office:value-type="string" calcext:value-type="string">
            <text:p>CS 341 - 34723 - 03:00 PM MWF</text:p>
          </table:table-cell>
          <table:table-cell table:style-name="ce4" office:value-type="string" calcext:value-type="string">
            <text:p>Mon May 2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D</text:p>
          </table:table-cell>
          <table:table-cell table:style-name="ce2" office:value-type="string" calcext:value-type="string">
            <text:p>D00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12];1;2);&quot;&quot;&quot;, &quot;&quot;courseNum&quot;&quot;: &quot;; MID([.A12];4;3); &quot;, &quot;&quot;CRN&quot;&quot;: &quot;; MID([.A12];10;5); &quot;, &quot;&quot;classTime&quot;&quot;: &quot;&quot;&quot;; MID([.A12];17;LEN([.A12])); &quot;&quot;&quot;&quot;; &quot;, &quot;&quot;finalStart&quot;&quot;: new Date(2016,5,0,0,0,0,0)&quot;;&quot;, &quot;&quot;finalEnd&quot;&quot;: new Date(2016,5,0,0,0,0,0)&quot;; &quot;, &quot;&quot;finalLocation&quot;&quot;: &quot;&quot;&quot;; [.D12]; &quot;&quot;&quot;&quot;; &quot;, &quot;&quot;finalRoom&quot;&quot;: &quot;&quot;&quot;; [.E12]; &quot;&quot;&quot;},&quot;)" office:value-type="string" office:string-value="{&quot;courseName&quot;: &quot;CS&quot;, &quot;courseNum&quot;: 341, &quot;CRN&quot;: 34723, &quot;classTime&quot;: &quot; 03:00 PM MWF&quot;, &quot;finalStart&quot;: new Date(2016,5,0,0,0,0,0), &quot;finalEnd&quot;: new Date(2016,5,0,0,0,0,0), &quot;finalLocation&quot;: &quot;2LCD&quot;, &quot;finalRoom&quot;: &quot;D005&quot;}," calcext:value-type="string">
            <text:p>{"courseName": "CS", "courseNum": 341, "CRN": 34723, "classTime": " 03:00 PM MWF", "finalStart": new Date(2016,5,0,0,0,0,0), "finalEnd": new Date(2016,5,0,0,0,0,0), "finalLocation": "2LCD", "finalRoom": "D005"},</text:p>
          </table:table-cell>
        </table:table-row>
        <table:table-row table:style-name="ro1">
          <table:table-cell table:style-name="ce1" office:value-type="string" calcext:value-type="string">
            <text:p>CS 342 - 35976 - 02:00 PM TR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/>
          <table:table-cell table:formula="of:=CONCATENATE(&quot;{&quot;;&quot;&quot;&quot;courseName&quot;&quot;: &quot;; ;&quot;&quot;&quot;&quot;;MID([.A13];1;2);&quot;&quot;&quot;, &quot;&quot;courseNum&quot;&quot;: &quot;; MID([.A13];4;3); &quot;, &quot;&quot;CRN&quot;&quot;: &quot;; MID([.A13];10;5); &quot;, &quot;&quot;classTime&quot;&quot;: &quot;&quot;&quot;; MID([.A13];17;LEN([.A13])); &quot;&quot;&quot;&quot;; &quot;, &quot;&quot;finalStart&quot;&quot;: new Date(2016,5,0,0,0,0,0)&quot;;&quot;, &quot;&quot;finalEnd&quot;&quot;: new Date(2016,5,0,0,0,0,0)&quot;; &quot;, &quot;&quot;finalLocation&quot;&quot;: &quot;&quot;&quot;; [.D13]; &quot;&quot;&quot;&quot;; &quot;, &quot;&quot;finalRoom&quot;&quot;: &quot;&quot;&quot;; [.E13]; &quot;&quot;&quot;},&quot;)" office:value-type="string" office:string-value="{&quot;courseName&quot;: &quot;CS&quot;, &quot;courseNum&quot;: 342, &quot;CRN&quot;: 35976, &quot;classTime&quot;: &quot; 02:00 PM TR&quot;, &quot;finalStart&quot;: new Date(2016,5,0,0,0,0,0), &quot;finalEnd&quot;: new Date(2016,5,0,0,0,0,0), &quot;finalLocation&quot;: &quot;2SES&quot;, &quot;finalRoom&quot;: &quot;250&quot;}," calcext:value-type="string">
            <text:p>{"courseName": "CS", "courseNum": 342, "CRN": 35976, "classTime": " 02:00 PM TR", "finalStart": new Date(2016,5,0,0,0,0,0), "finalEnd": new Date(2016,5,0,0,0,0,0), "finalLocation": "2SES", "finalRoom": "250"},</text:p>
          </table:table-cell>
        </table:table-row>
        <table:table-row table:style-name="ro1">
          <table:table-cell table:style-name="ce2" office:value-type="string" calcext:value-type="string">
            <text:p>CS 361 - 36306 - 12:30 PM TR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E</text:p>
          </table:table-cell>
          <table:table-cell table:style-name="ce2" office:value-type="string" calcext:value-type="string">
            <text:p>E101</text:p>
          </table:table-cell>
          <table:table-cell table:style-name="ce2"/>
          <table:table-cell/>
          <table:table-cell table:formula="of:=CONCATENATE(&quot;{&quot;;&quot;&quot;&quot;courseName&quot;&quot;: &quot;; ;&quot;&quot;&quot;&quot;;MID([.A14];1;2);&quot;&quot;&quot;, &quot;&quot;courseNum&quot;&quot;: &quot;; MID([.A14];4;3); &quot;, &quot;&quot;CRN&quot;&quot;: &quot;; MID([.A14];10;5); &quot;, &quot;&quot;classTime&quot;&quot;: &quot;&quot;&quot;; MID([.A14];17;LEN([.A14])); &quot;&quot;&quot;&quot;; &quot;, &quot;&quot;finalStart&quot;&quot;: new Date(2016,5,0,0,0,0,0)&quot;;&quot;, &quot;&quot;finalEnd&quot;&quot;: new Date(2016,5,0,0,0,0,0)&quot;; &quot;, &quot;&quot;finalLocation&quot;&quot;: &quot;&quot;&quot;; [.D14]; &quot;&quot;&quot;&quot;; &quot;, &quot;&quot;finalRoom&quot;&quot;: &quot;&quot;&quot;; [.E14]; &quot;&quot;&quot;},&quot;)" office:value-type="string" office:string-value="{&quot;courseName&quot;: &quot;CS&quot;, &quot;courseNum&quot;: 361, &quot;CRN&quot;: 36306, &quot;classTime&quot;: &quot; 12:30 PM TR&quot;, &quot;finalStart&quot;: new Date(2016,5,0,0,0,0,0), &quot;finalEnd&quot;: new Date(2016,5,0,0,0,0,0), &quot;finalLocation&quot;: &quot;2LCE&quot;, &quot;finalRoom&quot;: &quot;E101&quot;}," calcext:value-type="string">
            <text:p>{"courseName": "CS", "courseNum": 361, "CRN": 36306, "classTime": " 12:30 PM TR", "finalStart": new Date(2016,5,0,0,0,0,0), "finalEnd": new Date(2016,5,0,0,0,0,0), "finalLocation": "2LCE", "finalRoom": "E101"},</text:p>
          </table:table-cell>
        </table:table-row>
        <table:table-row table:style-name="ro1">
          <table:table-cell table:style-name="ce1" office:value-type="string" calcext:value-type="string">
            <text:p>CS 362 - 36309 - 09:30 AM TR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0:30 - 12:30 am</text:p>
          </table:table-cell>
          <table:table-cell table:style-name="ce1" office:value-type="string" calcext:value-type="string">
            <text:p>2LCE</text:p>
          </table:table-cell>
          <table:table-cell table:style-name="ce1" office:value-type="string" calcext:value-type="string">
            <text:p>E101</text:p>
          </table:table-cell>
          <table:table-cell table:style-name="ce1"/>
          <table:table-cell/>
          <table:table-cell table:formula="of:=CONCATENATE(&quot;{&quot;;&quot;&quot;&quot;courseName&quot;&quot;: &quot;; ;&quot;&quot;&quot;&quot;;MID([.A15];1;2);&quot;&quot;&quot;, &quot;&quot;courseNum&quot;&quot;: &quot;; MID([.A15];4;3); &quot;, &quot;&quot;CRN&quot;&quot;: &quot;; MID([.A15];10;5); &quot;, &quot;&quot;classTime&quot;&quot;: &quot;&quot;&quot;; MID([.A15];17;LEN([.A15])); &quot;&quot;&quot;&quot;; &quot;, &quot;&quot;finalStart&quot;&quot;: new Date(2016,5,0,0,0,0,0)&quot;;&quot;, &quot;&quot;finalEnd&quot;&quot;: new Date(2016,5,0,0,0,0,0)&quot;; &quot;, &quot;&quot;finalLocation&quot;&quot;: &quot;&quot;&quot;; [.D15]; &quot;&quot;&quot;&quot;; &quot;, &quot;&quot;finalRoom&quot;&quot;: &quot;&quot;&quot;; [.E15]; &quot;&quot;&quot;},&quot;)" office:value-type="string" office:string-value="{&quot;courseName&quot;: &quot;CS&quot;, &quot;courseNum&quot;: 362, &quot;CRN&quot;: 36309, &quot;classTime&quot;: &quot; 09:30 AM TR&quot;, &quot;finalStart&quot;: new Date(2016,5,0,0,0,0,0), &quot;finalEnd&quot;: new Date(2016,5,0,0,0,0,0), &quot;finalLocation&quot;: &quot;2LCE&quot;, &quot;finalRoom&quot;: &quot;E101&quot;}," calcext:value-type="string">
            <text:p>{"courseName": "CS", "courseNum": 362, "CRN": 36309, "classTime": " 09:30 AM TR", "finalStart": new Date(2016,5,0,0,0,0,0), "finalEnd": new Date(2016,5,0,0,0,0,0), "finalLocation": "2LCE", "finalRoom": "E101"},</text:p>
          </table:table-cell>
        </table:table-row>
        <table:table-row table:style-name="ro1">
          <table:table-cell table:style-name="ce2" office:value-type="string" calcext:value-type="string">
            <text:p>CS 377 - 36312 - 12:00 PM MW</text:p>
          </table:table-cell>
          <table:table-cell table:style-name="ce4" office:value-type="string" calcext:value-type="string">
            <text:p>Tues May 3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/>
          <table:table-cell table:formula="of:=CONCATENATE(&quot;{&quot;;&quot;&quot;&quot;courseName&quot;&quot;: &quot;; ;&quot;&quot;&quot;&quot;;MID([.A16];1;2);&quot;&quot;&quot;, &quot;&quot;courseNum&quot;&quot;: &quot;; MID([.A16];4;3); &quot;, &quot;&quot;CRN&quot;&quot;: &quot;; MID([.A16];10;5); &quot;, &quot;&quot;classTime&quot;&quot;: &quot;&quot;&quot;; MID([.A16];17;LEN([.A16])); &quot;&quot;&quot;&quot;; &quot;, &quot;&quot;finalStart&quot;&quot;: new Date(2016,5,0,0,0,0,0)&quot;;&quot;, &quot;&quot;finalEnd&quot;&quot;: new Date(2016,5,0,0,0,0,0)&quot;; &quot;, &quot;&quot;finalLocation&quot;&quot;: &quot;&quot;&quot;; [.D16]; &quot;&quot;&quot;&quot;; &quot;, &quot;&quot;finalRoom&quot;&quot;: &quot;&quot;&quot;; [.E16]; &quot;&quot;&quot;},&quot;)" office:value-type="string" office:string-value="{&quot;courseName&quot;: &quot;CS&quot;, &quot;courseNum&quot;: 377, &quot;CRN&quot;: 36312, &quot;classTime&quot;: &quot; 12:00 PM MW&quot;, &quot;finalStart&quot;: new Date(2016,5,0,0,0,0,0), &quot;finalEnd&quot;: new Date(2016,5,0,0,0,0,0), &quot;finalLocation&quot;: &quot;2LH&quot;, &quot;finalRoom&quot;: &quot;312&quot;}," calcext:value-type="string">
            <text:p>{"courseName": "CS", "courseNum": 377, "CRN": 36312, "classTime": " 12:00 PM MW", "finalStart": new Date(2016,5,0,0,0,0,0), "finalEnd": new Date(2016,5,0,0,0,0,0), "finalLocation": "2LH", "finalRoom": "312"},</text:p>
          </table:table-cell>
        </table:table-row>
        <table:table-row table:style-name="ro1">
          <table:table-cell table:style-name="ce1" office:value-type="string" calcext:value-type="string">
            <text:p>CS 377 - 38111 - 02:00 PM MW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/>
          <table:table-cell table:formula="of:=CONCATENATE(&quot;{&quot;;&quot;&quot;&quot;courseName&quot;&quot;: &quot;; ;&quot;&quot;&quot;&quot;;MID([.A17];1;2);&quot;&quot;&quot;, &quot;&quot;courseNum&quot;&quot;: &quot;; MID([.A17];4;3); &quot;, &quot;&quot;CRN&quot;&quot;: &quot;; MID([.A17];10;5); &quot;, &quot;&quot;classTime&quot;&quot;: &quot;&quot;&quot;; MID([.A17];17;LEN([.A17])); &quot;&quot;&quot;&quot;; &quot;, &quot;&quot;finalStart&quot;&quot;: new Date(2016,5,0,0,0,0,0)&quot;;&quot;, &quot;&quot;finalEnd&quot;&quot;: new Date(2016,5,0,0,0,0,0)&quot;; &quot;, &quot;&quot;finalLocation&quot;&quot;: &quot;&quot;&quot;; [.D17]; &quot;&quot;&quot;&quot;; &quot;, &quot;&quot;finalRoom&quot;&quot;: &quot;&quot;&quot;; [.E17]; &quot;&quot;&quot;},&quot;)" office:value-type="string" office:string-value="{&quot;courseName&quot;: &quot;CS&quot;, &quot;courseNum&quot;: 377, &quot;CRN&quot;: 38111, &quot;classTime&quot;: &quot; 02:00 PM MW&quot;, &quot;finalStart&quot;: new Date(2016,5,0,0,0,0,0), &quot;finalEnd&quot;: new Date(2016,5,0,0,0,0,0), &quot;finalLocation&quot;: &quot;2LH&quot;, &quot;finalRoom&quot;: &quot;210&quot;}," calcext:value-type="string">
            <text:p>{"courseName": "CS", "courseNum": 377, "CRN": 38111, "classTime": " 02:00 PM MW", "finalStart": new Date(2016,5,0,0,0,0,0), "finalEnd": new Date(2016,5,0,0,0,0,0), "finalLocation": "2LH", "finalRoom": "210"},</text:p>
          </table:table-cell>
        </table:table-row>
        <table:table-row table:style-name="ro1">
          <table:table-cell table:style-name="ce2" office:value-type="string" calcext:value-type="string">
            <text:p>CS 385 - 17428 - 03:30 PM TR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18];1;2);&quot;&quot;&quot;, &quot;&quot;courseNum&quot;&quot;: &quot;; MID([.A18];4;3); &quot;, &quot;&quot;CRN&quot;&quot;: &quot;; MID([.A18];10;5); &quot;, &quot;&quot;classTime&quot;&quot;: &quot;&quot;&quot;; MID([.A18];17;LEN([.A18])); &quot;&quot;&quot;&quot;; &quot;, &quot;&quot;finalStart&quot;&quot;: new Date(2016,5,0,0,0,0,0)&quot;;&quot;, &quot;&quot;finalEnd&quot;&quot;: new Date(2016,5,0,0,0,0,0)&quot;; &quot;, &quot;&quot;finalLocation&quot;&quot;: &quot;&quot;&quot;; [.D18]; &quot;&quot;&quot;&quot;; &quot;, &quot;&quot;finalRoom&quot;&quot;: &quot;&quot;&quot;; [.E18]; &quot;&quot;&quot;},&quot;)" office:value-type="string" office:string-value="{&quot;courseName&quot;: &quot;CS&quot;, &quot;courseNum&quot;: 385, &quot;CRN&quot;: 17428, &quot;classTime&quot;: &quot; 03:30 PM TR&quot;, &quot;finalStart&quot;: new Date(2016,5,0,0,0,0,0), &quot;finalEnd&quot;: new Date(2016,5,0,0,0,0,0), &quot;finalLocation&quot;: &quot;2BSB&quot;, &quot;finalRoom&quot;: &quot;145&quot;}," calcext:value-type="string">
            <text:p>{"courseName": "CS", "courseNum": 385, "CRN": 17428, "classTime": " 03:30 PM TR", "finalStart": new Date(2016,5,0,0,0,0,0), "finalEnd": new Date(2016,5,0,0,0,0,0), "finalLocation": "2BSB", "finalRoom": "145"},</text:p>
          </table:table-cell>
        </table:table-row>
        <table:table-row table:style-name="ro1">
          <table:table-cell table:style-name="ce1" office:value-type="string" calcext:value-type="string">
            <text:p>CS 401 - 17454 - 11:00 AM MWF</text:p>
          </table:table-cell>
          <table:table-cell table:style-name="ce3" office:value-type="string" calcext:value-type="string">
            <text:p>Thurs May 5</text:p>
          </table:table-cell>
          <table:table-cell table:style-name="ce1" office:value-type="string" calcext:value-type="string">
            <text:p>10:30 - 12:30 am</text:p>
          </table:table-cell>
          <table:table-cell table:style-name="ce1" office:value-type="string" calcext:value-type="string">
            <text:p>2BSB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/>
          <table:table-cell table:formula="of:=CONCATENATE(&quot;{&quot;;&quot;&quot;&quot;courseName&quot;&quot;: &quot;; ;&quot;&quot;&quot;&quot;;MID([.A19];1;2);&quot;&quot;&quot;, &quot;&quot;courseNum&quot;&quot;: &quot;; MID([.A19];4;3); &quot;, &quot;&quot;CRN&quot;&quot;: &quot;; MID([.A19];10;5); &quot;, &quot;&quot;classTime&quot;&quot;: &quot;&quot;&quot;; MID([.A19];17;LEN([.A19])); &quot;&quot;&quot;&quot;; &quot;, &quot;&quot;finalStart&quot;&quot;: new Date(2016,5,0,0,0,0,0)&quot;;&quot;, &quot;&quot;finalEnd&quot;&quot;: new Date(2016,5,0,0,0,0,0)&quot;; &quot;, &quot;&quot;finalLocation&quot;&quot;: &quot;&quot;&quot;; [.D19]; &quot;&quot;&quot;&quot;; &quot;, &quot;&quot;finalRoom&quot;&quot;: &quot;&quot;&quot;; [.E19]; &quot;&quot;&quot;},&quot;)" office:value-type="string" office:string-value="{&quot;courseName&quot;: &quot;CS&quot;, &quot;courseNum&quot;: 401, &quot;CRN&quot;: 17454, &quot;classTime&quot;: &quot; 11:00 AM MWF&quot;, &quot;finalStart&quot;: new Date(2016,5,0,0,0,0,0), &quot;finalEnd&quot;: new Date(2016,5,0,0,0,0,0), &quot;finalLocation&quot;: &quot;2BSB&quot;, &quot;finalRoom&quot;: &quot;319&quot;}," calcext:value-type="string">
            <text:p>{"courseName": "CS", "courseNum": 401, "CRN": 17454, "classTime": " 11:00 AM MWF", "finalStart": new Date(2016,5,0,0,0,0,0), "finalEnd": new Date(2016,5,0,0,0,0,0), "finalLocation": "2BSB", "finalRoom": "319"},</text:p>
          </table:table-cell>
        </table:table-row>
        <table:table-row table:style-name="ro1">
          <table:table-cell table:style-name="ce2" office:value-type="string" calcext:value-type="string">
            <text:p>CS 401 - 17455 - 12:30 PM TR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1</text:p>
          </table:table-cell>
          <table:table-cell table:style-name="ce2"/>
          <table:table-cell/>
          <table:table-cell table:formula="of:=CONCATENATE(&quot;{&quot;;&quot;&quot;&quot;courseName&quot;&quot;: &quot;; ;&quot;&quot;&quot;&quot;;MID([.A20];1;2);&quot;&quot;&quot;, &quot;&quot;courseNum&quot;&quot;: &quot;; MID([.A20];4;3); &quot;, &quot;&quot;CRN&quot;&quot;: &quot;; MID([.A20];10;5); &quot;, &quot;&quot;classTime&quot;&quot;: &quot;&quot;&quot;; MID([.A20];17;LEN([.A20])); &quot;&quot;&quot;&quot;; &quot;, &quot;&quot;finalStart&quot;&quot;: new Date(2016,5,0,0,0,0,0)&quot;;&quot;, &quot;&quot;finalEnd&quot;&quot;: new Date(2016,5,0,0,0,0,0)&quot;; &quot;, &quot;&quot;finalLocation&quot;&quot;: &quot;&quot;&quot;; [.D20]; &quot;&quot;&quot;&quot;; &quot;, &quot;&quot;finalRoom&quot;&quot;: &quot;&quot;&quot;; [.E20]; &quot;&quot;&quot;},&quot;)" office:value-type="string" office:string-value="{&quot;courseName&quot;: &quot;CS&quot;, &quot;courseNum&quot;: 401, &quot;CRN&quot;: 17455, &quot;classTime&quot;: &quot; 12:30 PM TR&quot;, &quot;finalStart&quot;: new Date(2016,5,0,0,0,0,0), &quot;finalEnd&quot;: new Date(2016,5,0,0,0,0,0), &quot;finalLocation&quot;: &quot;2LCF&quot;, &quot;finalRoom&quot;: &quot;F001&quot;}," calcext:value-type="string">
            <text:p>{"courseName": "CS", "courseNum": 401, "CRN": 17455, "classTime": " 12:30 PM TR", "finalStart": new Date(2016,5,0,0,0,0,0), "finalEnd": new Date(2016,5,0,0,0,0,0), "finalLocation": "2LCF", "finalRoom": "F001"},</text:p>
          </table:table-cell>
        </table:table-row>
        <table:table-row table:style-name="ro1">
          <table:table-cell table:style-name="ce1" office:value-type="string" calcext:value-type="string">
            <text:p>CS 411 - 38549 - 10:00 AM MWF</text:p>
          </table:table-cell>
          <table:table-cell table:style-name="ce3" office:value-type="string" calcext:value-type="string">
            <text:p>Fri May 6</text:p>
          </table:table-cell>
          <table:table-cell table:style-name="ce1" office:value-type="string" calcext:value-type="string">
            <text:p>10:30 - 12:30 am</text:p>
          </table:table-cell>
          <table:table-cell table:style-name="ce1" office:value-type="string" calcext:value-type="string">
            <text:p>2LCC</text:p>
          </table:table-cell>
          <table:table-cell table:style-name="ce1" office:value-type="string" calcext:value-type="string">
            <text:p>C004</text:p>
          </table:table-cell>
          <table:table-cell table:style-name="ce1"/>
          <table:table-cell/>
          <table:table-cell table:formula="of:=CONCATENATE(&quot;{&quot;;&quot;&quot;&quot;courseName&quot;&quot;: &quot;; ;&quot;&quot;&quot;&quot;;MID([.A21];1;2);&quot;&quot;&quot;, &quot;&quot;courseNum&quot;&quot;: &quot;; MID([.A21];4;3); &quot;, &quot;&quot;CRN&quot;&quot;: &quot;; MID([.A21];10;5); &quot;, &quot;&quot;classTime&quot;&quot;: &quot;&quot;&quot;; MID([.A21];17;LEN([.A21])); &quot;&quot;&quot;&quot;; &quot;, &quot;&quot;finalStart&quot;&quot;: new Date(2016,5,0,0,0,0,0)&quot;;&quot;, &quot;&quot;finalEnd&quot;&quot;: new Date(2016,5,0,0,0,0,0)&quot;; &quot;, &quot;&quot;finalLocation&quot;&quot;: &quot;&quot;&quot;; [.D21]; &quot;&quot;&quot;&quot;; &quot;, &quot;&quot;finalRoom&quot;&quot;: &quot;&quot;&quot;; [.E21]; &quot;&quot;&quot;},&quot;)" office:value-type="string" office:string-value="{&quot;courseName&quot;: &quot;CS&quot;, &quot;courseNum&quot;: 411, &quot;CRN&quot;: 38549, &quot;classTime&quot;: &quot; 10:00 AM MWF&quot;, &quot;finalStart&quot;: new Date(2016,5,0,0,0,0,0), &quot;finalEnd&quot;: new Date(2016,5,0,0,0,0,0), &quot;finalLocation&quot;: &quot;2LCC&quot;, &quot;finalRoom&quot;: &quot;C004&quot;}," calcext:value-type="string">
            <text:p>{"courseName": "CS", "courseNum": 411, "CRN": 38549, "classTime": " 10:00 AM MWF", "finalStart": new Date(2016,5,0,0,0,0,0), "finalEnd": new Date(2016,5,0,0,0,0,0), "finalLocation": "2LCC", "finalRoom": "C004"},</text:p>
          </table:table-cell>
        </table:table-row>
        <table:table-row table:style-name="ro1">
          <table:table-cell table:style-name="ce2" office:value-type="string" calcext:value-type="string">
            <text:p>CS 412 - 38114 - 02:00 PM TR</text:p>
          </table:table-cell>
          <table:table-cell table:style-name="ce4" office:value-type="string" calcext:value-type="string">
            <text:p>Wed May 4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6</text:p>
          </table:table-cell>
          <table:table-cell table:style-name="ce2"/>
          <table:table-cell/>
          <table:table-cell table:formula="of:=CONCATENATE(&quot;{&quot;;&quot;&quot;&quot;courseName&quot;&quot;: &quot;; ;&quot;&quot;&quot;&quot;;MID([.A22];1;2);&quot;&quot;&quot;, &quot;&quot;courseNum&quot;&quot;: &quot;; MID([.A22];4;3); &quot;, &quot;&quot;CRN&quot;&quot;: &quot;; MID([.A22];10;5); &quot;, &quot;&quot;classTime&quot;&quot;: &quot;&quot;&quot;; MID([.A22];17;LEN([.A22])); &quot;&quot;&quot;&quot;; &quot;, &quot;&quot;finalStart&quot;&quot;: new Date(2016,5,0,0,0,0,0)&quot;;&quot;, &quot;&quot;finalEnd&quot;&quot;: new Date(2016,5,0,0,0,0,0)&quot;; &quot;, &quot;&quot;finalLocation&quot;&quot;: &quot;&quot;&quot;; [.D22]; &quot;&quot;&quot;&quot;; &quot;, &quot;&quot;finalRoom&quot;&quot;: &quot;&quot;&quot;; [.E22]; &quot;&quot;&quot;},&quot;)" office:value-type="string" office:string-value="{&quot;courseName&quot;: &quot;CS&quot;, &quot;courseNum&quot;: 412, &quot;CRN&quot;: 38114, &quot;classTime&quot;: &quot; 02:00 PM TR&quot;, &quot;finalStart&quot;: new Date(2016,5,0,0,0,0,0), &quot;finalEnd&quot;: new Date(2016,5,0,0,0,0,0), &quot;finalLocation&quot;: &quot;2LCF&quot;, &quot;finalRoom&quot;: &quot;F006&quot;}," calcext:value-type="string">
            <text:p>{"courseName": "CS", "courseNum": 412, "CRN": 38114, "classTime": " 02:00 PM TR", "finalStart": new Date(2016,5,0,0,0,0,0), "finalEnd": new Date(2016,5,0,0,0,0,0), "finalLocation": "2LCF", "finalRoom": "F006"},</text:p>
          </table:table-cell>
        </table:table-row>
        <table:table-row table:style-name="ro1">
          <table:table-cell table:style-name="ce1" office:value-type="string" calcext:value-type="string">
            <text:p>CS 421 - 28653 - 12:30 PM TR</text:p>
          </table:table-cell>
          <table:table-cell table:style-name="ce3" office:value-type="string" calcext:value-type="string">
            <text:p>Fri May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/>
          <table:table-cell table:formula="of:=CONCATENATE(&quot;{&quot;;&quot;&quot;&quot;courseName&quot;&quot;: &quot;; ;&quot;&quot;&quot;&quot;;MID([.A23];1;2);&quot;&quot;&quot;, &quot;&quot;courseNum&quot;&quot;: &quot;; MID([.A23];4;3); &quot;, &quot;&quot;CRN&quot;&quot;: &quot;; MID([.A23];10;5); &quot;, &quot;&quot;classTime&quot;&quot;: &quot;&quot;&quot;; MID([.A23];17;LEN([.A23])); &quot;&quot;&quot;&quot;; &quot;, &quot;&quot;finalStart&quot;&quot;: new Date(2016,5,0,0,0,0,0)&quot;;&quot;, &quot;&quot;finalEnd&quot;&quot;: new Date(2016,5,0,0,0,0,0)&quot;; &quot;, &quot;&quot;finalLocation&quot;&quot;: &quot;&quot;&quot;; [.D23]; &quot;&quot;&quot;&quot;; &quot;, &quot;&quot;finalRoom&quot;&quot;: &quot;&quot;&quot;; [.E23]; &quot;&quot;&quot;},&quot;)" office:value-type="string" office:string-value="{&quot;courseName&quot;: &quot;CS&quot;, &quot;courseNum&quot;: 421, &quot;CRN&quot;: 28653, &quot;classTime&quot;: &quot; 12:30 PM TR&quot;, &quot;finalStart&quot;: new Date(2016,5,0,0,0,0,0), &quot;finalEnd&quot;: new Date(2016,5,0,0,0,0,0), &quot;finalLocation&quot;: &quot;2SES&quot;, &quot;finalRoom&quot;: &quot;130&quot;}," calcext:value-type="string">
            <text:p>{"courseName": "CS", "courseNum": 421, "CRN": 28653, "classTime": " 12:30 PM TR", "finalStart": new Date(2016,5,0,0,0,0,0), "finalEnd": new Date(2016,5,0,0,0,0,0), "finalLocation": "2SES", "finalRoom": "130"},</text:p>
          </table:table-cell>
        </table:table-row>
        <table:table-row table:style-name="ro1">
          <table:table-cell table:style-name="ce2" office:value-type="string" calcext:value-type="string">
            <text:p>CS 422 - 19650 - 02:00 PM TR</text:p>
          </table:table-cell>
          <table:table-cell table:style-name="ce4" office:value-type="string" calcext:value-type="string">
            <text:p>Wed May 4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float" office:value="2068" calcext:value-type="float">
            <text:p>2068</text:p>
          </table:table-cell>
          <table:table-cell table:style-name="ce2"/>
          <table:table-cell/>
          <table:table-cell table:formula="of:=CONCATENATE(&quot;{&quot;;&quot;&quot;&quot;courseName&quot;&quot;: &quot;; ;&quot;&quot;&quot;&quot;;MID([.A24];1;2);&quot;&quot;&quot;, &quot;&quot;courseNum&quot;&quot;: &quot;; MID([.A24];4;3); &quot;, &quot;&quot;CRN&quot;&quot;: &quot;; MID([.A24];10;5); &quot;, &quot;&quot;classTime&quot;&quot;: &quot;&quot;&quot;; MID([.A24];17;LEN([.A24])); &quot;&quot;&quot;&quot;; &quot;, &quot;&quot;finalStart&quot;&quot;: new Date(2016,5,0,0,0,0,0)&quot;;&quot;, &quot;&quot;finalEnd&quot;&quot;: new Date(2016,5,0,0,0,0,0)&quot;; &quot;, &quot;&quot;finalLocation&quot;&quot;: &quot;&quot;&quot;; [.D24]; &quot;&quot;&quot;&quot;; &quot;, &quot;&quot;finalRoom&quot;&quot;: &quot;&quot;&quot;; [.E24]; &quot;&quot;&quot;},&quot;)" office:value-type="string" office:string-value="{&quot;courseName&quot;: &quot;CS&quot;, &quot;courseNum&quot;: 422, &quot;CRN&quot;: 19650, &quot;classTime&quot;: &quot; 02:00 PM TR&quot;, &quot;finalStart&quot;: new Date(2016,5,0,0,0,0,0), &quot;finalEnd&quot;: new Date(2016,5,0,0,0,0,0), &quot;finalLocation&quot;: &quot;2ERF&quot;, &quot;finalRoom&quot;: &quot;2068&quot;}," calcext:value-type="string">
            <text:p>{"courseName": "CS", "courseNum": 422, "CRN": 19650, "classTime": " 02:00 PM TR", "finalStart": new Date(2016,5,0,0,0,0,0), "finalEnd": new Date(2016,5,0,0,0,0,0), "finalLocation": "2ERF", "finalRoom": "2068"},</text:p>
          </table:table-cell>
        </table:table-row>
        <table:table-row table:style-name="ro1">
          <table:table-cell table:style-name="ce1" office:value-type="string" calcext:value-type="string">
            <text:p>CS 426 - 27145 - 03:00 PM F</text:p>
          </table:table-cell>
          <table:table-cell table:style-name="ce3" office:value-type="string" calcext:value-type="string">
            <text:p>Mon May 2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ERF</text:p>
          </table:table-cell>
          <table:table-cell table:style-name="ce1" office:value-type="float" office:value="2068" calcext:value-type="float">
            <text:p>2068</text:p>
          </table:table-cell>
          <table:table-cell table:style-name="ce1"/>
          <table:table-cell/>
          <table:table-cell table:formula="of:=CONCATENATE(&quot;{&quot;;&quot;&quot;&quot;courseName&quot;&quot;: &quot;; ;&quot;&quot;&quot;&quot;;MID([.A25];1;2);&quot;&quot;&quot;, &quot;&quot;courseNum&quot;&quot;: &quot;; MID([.A25];4;3); &quot;, &quot;&quot;CRN&quot;&quot;: &quot;; MID([.A25];10;5); &quot;, &quot;&quot;classTime&quot;&quot;: &quot;&quot;&quot;; MID([.A25];17;LEN([.A25])); &quot;&quot;&quot;&quot;; &quot;, &quot;&quot;finalStart&quot;&quot;: new Date(2016,5,0,0,0,0,0)&quot;;&quot;, &quot;&quot;finalEnd&quot;&quot;: new Date(2016,5,0,0,0,0,0)&quot;; &quot;, &quot;&quot;finalLocation&quot;&quot;: &quot;&quot;&quot;; [.D25]; &quot;&quot;&quot;&quot;; &quot;, &quot;&quot;finalRoom&quot;&quot;: &quot;&quot;&quot;; [.E25]; &quot;&quot;&quot;},&quot;)" office:value-type="string" office:string-value="{&quot;courseName&quot;: &quot;CS&quot;, &quot;courseNum&quot;: 426, &quot;CRN&quot;: 27145, &quot;classTime&quot;: &quot; 03:00 PM F&quot;, &quot;finalStart&quot;: new Date(2016,5,0,0,0,0,0), &quot;finalEnd&quot;: new Date(2016,5,0,0,0,0,0), &quot;finalLocation&quot;: &quot;2ERF&quot;, &quot;finalRoom&quot;: &quot;2068&quot;}," calcext:value-type="string">
            <text:p>{"courseName": "CS", "courseNum": 426, "CRN": 27145, "classTime": " 03:00 PM F", "finalStart": new Date(2016,5,0,0,0,0,0), "finalEnd": new Date(2016,5,0,0,0,0,0), "finalLocation": "2ERF", "finalRoom": "2068"},</text:p>
          </table:table-cell>
        </table:table-row>
        <table:table-row table:style-name="ro1">
          <table:table-cell table:style-name="ce2" office:value-type="string" calcext:value-type="string">
            <text:p>CS 440 - 29904 - 12:00 PM MWF</text:p>
          </table:table-cell>
          <table:table-cell table:style-name="ce4" office:value-type="string" calcext:value-type="string">
            <text:p>Tues May 3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CF</text:p>
          </table:table-cell>
          <table:table-cell table:style-name="ce2" office:value-type="string" calcext:value-type="string">
            <text:p>F004</text:p>
          </table:table-cell>
          <table:table-cell table:style-name="ce2"/>
          <table:table-cell/>
          <table:table-cell table:formula="of:=CONCATENATE(&quot;{&quot;;&quot;&quot;&quot;courseName&quot;&quot;: &quot;; ;&quot;&quot;&quot;&quot;;MID([.A26];1;2);&quot;&quot;&quot;, &quot;&quot;courseNum&quot;&quot;: &quot;; MID([.A26];4;3); &quot;, &quot;&quot;CRN&quot;&quot;: &quot;; MID([.A26];10;5); &quot;, &quot;&quot;classTime&quot;&quot;: &quot;&quot;&quot;; MID([.A26];17;LEN([.A26])); &quot;&quot;&quot;&quot;; &quot;, &quot;&quot;finalStart&quot;&quot;: new Date(2016,5,0,0,0,0,0)&quot;;&quot;, &quot;&quot;finalEnd&quot;&quot;: new Date(2016,5,0,0,0,0,0)&quot;; &quot;, &quot;&quot;finalLocation&quot;&quot;: &quot;&quot;&quot;; [.D26]; &quot;&quot;&quot;&quot;; &quot;, &quot;&quot;finalRoom&quot;&quot;: &quot;&quot;&quot;; [.E26]; &quot;&quot;&quot;},&quot;)" office:value-type="string" office:string-value="{&quot;courseName&quot;: &quot;CS&quot;, &quot;courseNum&quot;: 440, &quot;CRN&quot;: 29904, &quot;classTime&quot;: &quot; 12:00 PM MWF&quot;, &quot;finalStart&quot;: new Date(2016,5,0,0,0,0,0), &quot;finalEnd&quot;: new Date(2016,5,0,0,0,0,0), &quot;finalLocation&quot;: &quot;2LCF&quot;, &quot;finalRoom&quot;: &quot;F004&quot;}," calcext:value-type="string">
            <text:p>{"courseName": "CS", "courseNum": 440, "CRN": 29904, "classTime": " 12:00 PM MWF", "finalStart": new Date(2016,5,0,0,0,0,0), "finalEnd": new Date(2016,5,0,0,0,0,0), "finalLocation": "2LCF", "finalRoom": "F004"},</text:p>
          </table:table-cell>
        </table:table-row>
        <table:table-row table:style-name="ro1">
          <table:table-cell table:style-name="ce1" office:value-type="string" calcext:value-type="string">
            <text:p>CS 442 - 33785 - 09:30 AM TR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0:30 - 12:30 a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6</text:p>
          </table:table-cell>
          <table:table-cell table:style-name="ce1"/>
          <table:table-cell/>
          <table:table-cell table:formula="of:=CONCATENATE(&quot;{&quot;;&quot;&quot;&quot;courseName&quot;&quot;: &quot;; ;&quot;&quot;&quot;&quot;;MID([.A27];1;2);&quot;&quot;&quot;, &quot;&quot;courseNum&quot;&quot;: &quot;; MID([.A27];4;3); &quot;, &quot;&quot;CRN&quot;&quot;: &quot;; MID([.A27];10;5); &quot;, &quot;&quot;classTime&quot;&quot;: &quot;&quot;&quot;; MID([.A27];17;LEN([.A27])); &quot;&quot;&quot;&quot;; &quot;, &quot;&quot;finalStart&quot;&quot;: new Date(2016,5,0,0,0,0,0)&quot;;&quot;, &quot;&quot;finalEnd&quot;&quot;: new Date(2016,5,0,0,0,0,0)&quot;; &quot;, &quot;&quot;finalLocation&quot;&quot;: &quot;&quot;&quot;; [.D27]; &quot;&quot;&quot;&quot;; &quot;, &quot;&quot;finalRoom&quot;&quot;: &quot;&quot;&quot;; [.E27]; &quot;&quot;&quot;},&quot;)" office:value-type="string" office:string-value="{&quot;courseName&quot;: &quot;CS&quot;, &quot;courseNum&quot;: 442, &quot;CRN&quot;: 33785, &quot;classTime&quot;: &quot; 09:30 AM TR&quot;, &quot;finalStart&quot;: new Date(2016,5,0,0,0,0,0), &quot;finalEnd&quot;: new Date(2016,5,0,0,0,0,0), &quot;finalLocation&quot;: &quot;2LCF&quot;, &quot;finalRoom&quot;: &quot;F006&quot;}," calcext:value-type="string">
            <text:p>{"courseName": "CS", "courseNum": 442, "CRN": 33785, "classTime": " 09:30 AM TR", "finalStart": new Date(2016,5,0,0,0,0,0), "finalEnd": new Date(2016,5,0,0,0,0,0), "finalLocation": "2LCF", "finalRoom": "F006"},</text:p>
          </table:table-cell>
        </table:table-row>
        <table:table-row table:style-name="ro1">
          <table:table-cell table:style-name="ce2" office:value-type="string" calcext:value-type="string">
            <text:p>CS 450 - 17432 - 01:00 PM MWF</text:p>
          </table:table-cell>
          <table:table-cell table:style-name="ce4" office:value-type="string" calcext:value-type="string">
            <text:p>Mon May 2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38" calcext:value-type="float">
            <text:p>138</text:p>
          </table:table-cell>
          <table:table-cell table:style-name="ce2"/>
          <table:table-cell/>
          <table:table-cell table:formula="of:=CONCATENATE(&quot;{&quot;;&quot;&quot;&quot;courseName&quot;&quot;: &quot;; ;&quot;&quot;&quot;&quot;;MID([.A28];1;2);&quot;&quot;&quot;, &quot;&quot;courseNum&quot;&quot;: &quot;; MID([.A28];4;3); &quot;, &quot;&quot;CRN&quot;&quot;: &quot;; MID([.A28];10;5); &quot;, &quot;&quot;classTime&quot;&quot;: &quot;&quot;&quot;; MID([.A28];17;LEN([.A28])); &quot;&quot;&quot;&quot;; &quot;, &quot;&quot;finalStart&quot;&quot;: new Date(2016,5,0,0,0,0,0)&quot;;&quot;, &quot;&quot;finalEnd&quot;&quot;: new Date(2016,5,0,0,0,0,0)&quot;; &quot;, &quot;&quot;finalLocation&quot;&quot;: &quot;&quot;&quot;; [.D28]; &quot;&quot;&quot;&quot;; &quot;, &quot;&quot;finalRoom&quot;&quot;: &quot;&quot;&quot;; [.E28]; &quot;&quot;&quot;},&quot;)" office:value-type="string" office:string-value="{&quot;courseName&quot;: &quot;CS&quot;, &quot;courseNum&quot;: 450, &quot;CRN&quot;: 17432, &quot;classTime&quot;: &quot; 01:00 PM MWF&quot;, &quot;finalStart&quot;: new Date(2016,5,0,0,0,0,0), &quot;finalEnd&quot;: new Date(2016,5,0,0,0,0,0), &quot;finalLocation&quot;: &quot;2SES&quot;, &quot;finalRoom&quot;: &quot;138&quot;}," calcext:value-type="string">
            <text:p>{"courseName": "CS", "courseNum": 450, "CRN": 17432, "classTime": " 01:00 PM MWF", "finalStart": new Date(2016,5,0,0,0,0,0), "finalEnd": new Date(2016,5,0,0,0,0,0), "finalLocation": "2SES", "finalRoom": "138"},</text:p>
          </table:table-cell>
        </table:table-row>
        <table:table-row table:style-name="ro1">
          <table:table-cell table:style-name="ce1" office:value-type="string" calcext:value-type="string">
            <text:p>CS 466 - 26694 - 09:30 AM TR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0:30 - 12:3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/>
          <table:table-cell table:formula="of:=CONCATENATE(&quot;{&quot;;&quot;&quot;&quot;courseName&quot;&quot;: &quot;; ;&quot;&quot;&quot;&quot;;MID([.A29];1;2);&quot;&quot;&quot;, &quot;&quot;courseNum&quot;&quot;: &quot;; MID([.A29];4;3); &quot;, &quot;&quot;CRN&quot;&quot;: &quot;; MID([.A29];10;5); &quot;, &quot;&quot;classTime&quot;&quot;: &quot;&quot;&quot;; MID([.A29];17;LEN([.A29])); &quot;&quot;&quot;&quot;; &quot;, &quot;&quot;finalStart&quot;&quot;: new Date(2016,5,0,0,0,0,0)&quot;;&quot;, &quot;&quot;finalEnd&quot;&quot;: new Date(2016,5,0,0,0,0,0)&quot;; &quot;, &quot;&quot;finalLocation&quot;&quot;: &quot;&quot;&quot;; [.D29]; &quot;&quot;&quot;&quot;; &quot;, &quot;&quot;finalRoom&quot;&quot;: &quot;&quot;&quot;; [.E29]; &quot;&quot;&quot;},&quot;)" office:value-type="string" office:string-value="{&quot;courseName&quot;: &quot;CS&quot;, &quot;courseNum&quot;: 466, &quot;CRN&quot;: 26694, &quot;classTime&quot;: &quot; 09:30 AM TR&quot;, &quot;finalStart&quot;: new Date(2016,5,0,0,0,0,0), &quot;finalEnd&quot;: new Date(2016,5,0,0,0,0,0), &quot;finalLocation&quot;: &quot;2SES&quot;, &quot;finalRoom&quot;: &quot;238&quot;}," calcext:value-type="string">
            <text:p>{"courseName": "CS", "courseNum": 466, "CRN": 26694, "classTime": " 09:30 AM TR", "finalStart": new Date(2016,5,0,0,0,0,0), "finalEnd": new Date(2016,5,0,0,0,0,0), "finalLocation": "2SES", "finalRoom": "238"},</text:p>
          </table:table-cell>
        </table:table-row>
        <table:table-row table:style-name="ro1">
          <table:table-cell table:style-name="ce2" office:value-type="string" calcext:value-type="string">
            <text:p>CS 469 - 17434 - 02:00 PM TR</text:p>
          </table:table-cell>
          <table:table-cell table:style-name="ce4" office:value-type="string" calcext:value-type="string">
            <text:p>Wed May 4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BH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30];1;2);&quot;&quot;&quot;, &quot;&quot;courseNum&quot;&quot;: &quot;; MID([.A30];4;3); &quot;, &quot;&quot;CRN&quot;&quot;: &quot;; MID([.A30];10;5); &quot;, &quot;&quot;classTime&quot;&quot;: &quot;&quot;&quot;; MID([.A30];17;LEN([.A30])); &quot;&quot;&quot;&quot;; &quot;, &quot;&quot;finalStart&quot;&quot;: new Date(2016,5,0,0,0,0,0)&quot;;&quot;, &quot;&quot;finalEnd&quot;&quot;: new Date(2016,5,0,0,0,0,0)&quot;; &quot;, &quot;&quot;finalLocation&quot;&quot;: &quot;&quot;&quot;; [.D30]; &quot;&quot;&quot;&quot;; &quot;, &quot;&quot;finalRoom&quot;&quot;: &quot;&quot;&quot;; [.E30]; &quot;&quot;&quot;},&quot;)" office:value-type="string" office:string-value="{&quot;courseName&quot;: &quot;CS&quot;, &quot;courseNum&quot;: 469, &quot;CRN&quot;: 17434, &quot;classTime&quot;: &quot; 02:00 PM TR&quot;, &quot;finalStart&quot;: new Date(2016,5,0,0,0,0,0), &quot;finalEnd&quot;: new Date(2016,5,0,0,0,0,0), &quot;finalLocation&quot;: &quot;2BH&quot;, &quot;finalRoom&quot;: &quot;305&quot;}," calcext:value-type="string">
            <text:p>{"courseName": "CS", "courseNum": 469, "CRN": 17434, "classTime": " 02:00 PM TR", "finalStart": new Date(2016,5,0,0,0,0,0), "finalEnd": new Date(2016,5,0,0,0,0,0), "finalLocation": "2BH", "finalRoom": "305"},</text:p>
          </table:table-cell>
        </table:table-row>
        <table:table-row table:style-name="ro1">
          <table:table-cell table:style-name="ce1" office:value-type="string" calcext:value-type="string">
            <text:p>CS 473 - 26540 - 02:00 PM MWF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3</text:p>
          </table:table-cell>
          <table:table-cell table:style-name="ce1"/>
          <table:table-cell/>
          <table:table-cell table:formula="of:=CONCATENATE(&quot;{&quot;;&quot;&quot;&quot;courseName&quot;&quot;: &quot;; ;&quot;&quot;&quot;&quot;;MID([.A31];1;2);&quot;&quot;&quot;, &quot;&quot;courseNum&quot;&quot;: &quot;; MID([.A31];4;3); &quot;, &quot;&quot;CRN&quot;&quot;: &quot;; MID([.A31];10;5); &quot;, &quot;&quot;classTime&quot;&quot;: &quot;&quot;&quot;; MID([.A31];17;LEN([.A31])); &quot;&quot;&quot;&quot;; &quot;, &quot;&quot;finalStart&quot;&quot;: new Date(2016,5,0,0,0,0,0)&quot;;&quot;, &quot;&quot;finalEnd&quot;&quot;: new Date(2016,5,0,0,0,0,0)&quot;; &quot;, &quot;&quot;finalLocation&quot;&quot;: &quot;&quot;&quot;; [.D31]; &quot;&quot;&quot;&quot;; &quot;, &quot;&quot;finalRoom&quot;&quot;: &quot;&quot;&quot;; [.E31]; &quot;&quot;&quot;},&quot;)" office:value-type="string" office:string-value="{&quot;courseName&quot;: &quot;CS&quot;, &quot;courseNum&quot;: 473, &quot;CRN&quot;: 26540, &quot;classTime&quot;: &quot; 02:00 PM MWF&quot;, &quot;finalStart&quot;: new Date(2016,5,0,0,0,0,0), &quot;finalEnd&quot;: new Date(2016,5,0,0,0,0,0), &quot;finalLocation&quot;: &quot;2LCF&quot;, &quot;finalRoom&quot;: &quot;F003&quot;}," calcext:value-type="string">
            <text:p>{"courseName": "CS", "courseNum": 473, "CRN": 26540, "classTime": " 02:00 PM MWF", "finalStart": new Date(2016,5,0,0,0,0,0), "finalEnd": new Date(2016,5,0,0,0,0,0), "finalLocation": "2LCF", "finalRoom": "F003"},</text:p>
          </table:table-cell>
        </table:table-row>
        <table:table-row table:style-name="ro1">
          <table:table-cell table:style-name="ce2" office:value-type="string" calcext:value-type="string">
            <text:p>CS 474 - 38616 - 11:00 AM TR</text:p>
          </table:table-cell>
          <table:table-cell table:style-name="ce4" office:value-type="string" calcext:value-type="string">
            <text:p>Mon May 2</text:p>
          </table:table-cell>
          <table:table-cell table:style-name="ce2" office:value-type="string" calcext:value-type="string">
            <text:p>10:30 - 12:30 am</text:p>
          </table:table-cell>
          <table:table-cell table:style-name="ce2" office:value-type="string" calcext:value-type="string">
            <text:p>2ERF</text:p>
          </table:table-cell>
          <table:table-cell table:style-name="ce2" office:value-type="string" calcext:value-type="string">
            <text:p>1003, 1023</text:p>
          </table:table-cell>
          <table:table-cell table:style-name="ce2"/>
          <table:table-cell/>
          <table:table-cell table:formula="of:=CONCATENATE(&quot;{&quot;;&quot;&quot;&quot;courseName&quot;&quot;: &quot;; ;&quot;&quot;&quot;&quot;;MID([.A32];1;2);&quot;&quot;&quot;, &quot;&quot;courseNum&quot;&quot;: &quot;; MID([.A32];4;3); &quot;, &quot;&quot;CRN&quot;&quot;: &quot;; MID([.A32];10;5); &quot;, &quot;&quot;classTime&quot;&quot;: &quot;&quot;&quot;; MID([.A32];17;LEN([.A32])); &quot;&quot;&quot;&quot;; &quot;, &quot;&quot;finalStart&quot;&quot;: new Date(2016,5,0,0,0,0,0)&quot;;&quot;, &quot;&quot;finalEnd&quot;&quot;: new Date(2016,5,0,0,0,0,0)&quot;; &quot;, &quot;&quot;finalLocation&quot;&quot;: &quot;&quot;&quot;; [.D32]; &quot;&quot;&quot;&quot;; &quot;, &quot;&quot;finalRoom&quot;&quot;: &quot;&quot;&quot;; [.E32]; &quot;&quot;&quot;},&quot;)" office:value-type="string" office:string-value="{&quot;courseName&quot;: &quot;CS&quot;, &quot;courseNum&quot;: 474, &quot;CRN&quot;: 38616, &quot;classTime&quot;: &quot; 11:00 AM TR&quot;, &quot;finalStart&quot;: new Date(2016,5,0,0,0,0,0), &quot;finalEnd&quot;: new Date(2016,5,0,0,0,0,0), &quot;finalLocation&quot;: &quot;2ERF&quot;, &quot;finalRoom&quot;: &quot;1003, 1023&quot;}," calcext:value-type="string">
            <text:p>{"courseName": "CS", "courseNum": 474, "CRN": 38616, "classTime": " 11:00 AM TR", "finalStart": new Date(2016,5,0,0,0,0,0), "finalEnd": new Date(2016,5,0,0,0,0,0), "finalLocation": "2ERF", "finalRoom": "1003, 1023"},</text:p>
          </table:table-cell>
        </table:table-row>
        <table:table-row table:style-name="ro1">
          <table:table-cell table:style-name="ce1" office:value-type="string" calcext:value-type="string">
            <text:p>CS 478 - 37633 - 09:30 AM TR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0:30 - 12:30 am</text:p>
          </table:table-cell>
          <table:table-cell table:style-name="ce1" office:value-type="string" calcext:value-type="string">
            <text:p>2LCF</text:p>
          </table:table-cell>
          <table:table-cell table:style-name="ce1" office:value-type="string" calcext:value-type="string">
            <text:p>F003</text:p>
          </table:table-cell>
          <table:table-cell table:style-name="ce1"/>
          <table:table-cell/>
          <table:table-cell table:formula="of:=CONCATENATE(&quot;{&quot;;&quot;&quot;&quot;courseName&quot;&quot;: &quot;; ;&quot;&quot;&quot;&quot;;MID([.A33];1;2);&quot;&quot;&quot;, &quot;&quot;courseNum&quot;&quot;: &quot;; MID([.A33];4;3); &quot;, &quot;&quot;CRN&quot;&quot;: &quot;; MID([.A33];10;5); &quot;, &quot;&quot;classTime&quot;&quot;: &quot;&quot;&quot;; MID([.A33];17;LEN([.A33])); &quot;&quot;&quot;&quot;; &quot;, &quot;&quot;finalStart&quot;&quot;: new Date(2016,5,0,0,0,0,0)&quot;;&quot;, &quot;&quot;finalEnd&quot;&quot;: new Date(2016,5,0,0,0,0,0)&quot;; &quot;, &quot;&quot;finalLocation&quot;&quot;: &quot;&quot;&quot;; [.D33]; &quot;&quot;&quot;&quot;; &quot;, &quot;&quot;finalRoom&quot;&quot;: &quot;&quot;&quot;; [.E33]; &quot;&quot;&quot;},&quot;)" office:value-type="string" office:string-value="{&quot;courseName&quot;: &quot;CS&quot;, &quot;courseNum&quot;: 478, &quot;CRN&quot;: 37633, &quot;classTime&quot;: &quot; 09:30 AM TR&quot;, &quot;finalStart&quot;: new Date(2016,5,0,0,0,0,0), &quot;finalEnd&quot;: new Date(2016,5,0,0,0,0,0), &quot;finalLocation&quot;: &quot;2LCF&quot;, &quot;finalRoom&quot;: &quot;F003&quot;}," calcext:value-type="string">
            <text:p>{"courseName": "CS", "courseNum": 478, "CRN": 37633, "classTime": " 09:30 AM TR", "finalStart": new Date(2016,5,0,0,0,0,0), "finalEnd": new Date(2016,5,0,0,0,0,0), "finalLocation": "2LCF", "finalRoom": "F003"},</text:p>
          </table:table-cell>
        </table:table-row>
        <table:table-row table:style-name="ro1">
          <table:table-cell table:style-name="ce2" office:value-type="string" calcext:value-type="string">
            <text:p>CS 480 - 17438 - 05:30 PM TR</text:p>
          </table:table-cell>
          <table:table-cell table:style-name="ce4" office:value-type="string" calcext:value-type="string">
            <text:p>Thurs May 5</text:p>
          </table:table-cell>
          <table:table-cell table:style-name="ce2" office:value-type="string" calcext:value-type="string">
            <text:p>3:30 - 5:30 pm</text:p>
          </table:table-cell>
          <table:table-cell table:style-name="ce2" office:value-type="string" calcext:value-type="string">
            <text:p>2LCC</text:p>
          </table:table-cell>
          <table:table-cell table:style-name="ce2" office:value-type="string" calcext:value-type="string">
            <text:p>C003</text:p>
          </table:table-cell>
          <table:table-cell table:style-name="ce2"/>
          <table:table-cell/>
          <table:table-cell table:formula="of:=CONCATENATE(&quot;{&quot;;&quot;&quot;&quot;courseName&quot;&quot;: &quot;; ;&quot;&quot;&quot;&quot;;MID([.A34];1;2);&quot;&quot;&quot;, &quot;&quot;courseNum&quot;&quot;: &quot;; MID([.A34];4;3); &quot;, &quot;&quot;CRN&quot;&quot;: &quot;; MID([.A34];10;5); &quot;, &quot;&quot;classTime&quot;&quot;: &quot;&quot;&quot;; MID([.A34];17;LEN([.A34])); &quot;&quot;&quot;&quot;; &quot;, &quot;&quot;finalStart&quot;&quot;: new Date(2016,5,0,0,0,0,0)&quot;;&quot;, &quot;&quot;finalEnd&quot;&quot;: new Date(2016,5,0,0,0,0,0)&quot;; &quot;, &quot;&quot;finalLocation&quot;&quot;: &quot;&quot;&quot;; [.D34]; &quot;&quot;&quot;&quot;; &quot;, &quot;&quot;finalRoom&quot;&quot;: &quot;&quot;&quot;; [.E34]; &quot;&quot;&quot;},&quot;)" office:value-type="string" office:string-value="{&quot;courseName&quot;: &quot;CS&quot;, &quot;courseNum&quot;: 480, &quot;CRN&quot;: 17438, &quot;classTime&quot;: &quot; 05:30 PM TR&quot;, &quot;finalStart&quot;: new Date(2016,5,0,0,0,0,0), &quot;finalEnd&quot;: new Date(2016,5,0,0,0,0,0), &quot;finalLocation&quot;: &quot;2LCC&quot;, &quot;finalRoom&quot;: &quot;C003&quot;}," calcext:value-type="string">
            <text:p>{"courseName": "CS", "courseNum": 480, "CRN": 17438, "classTime": " 05:30 PM TR", "finalStart": new Date(2016,5,0,0,0,0,0), "finalEnd": new Date(2016,5,0,0,0,0,0), "finalLocation": "2LCC", "finalRoom": "C003"},</text:p>
          </table:table-cell>
        </table:table-row>
        <table:table-row table:style-name="ro1">
          <table:table-cell table:style-name="ce1" office:value-type="string" calcext:value-type="string">
            <text:p>CS 486 - 37268 - 04:00 PM MWF</text:p>
          </table:table-cell>
          <table:table-cell table:style-name="ce3" office:value-type="string" calcext:value-type="string">
            <text:p>Tues May 3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H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/>
          <table:table-cell table:formula="of:=CONCATENATE(&quot;{&quot;;&quot;&quot;&quot;courseName&quot;&quot;: &quot;; ;&quot;&quot;&quot;&quot;;MID([.A35];1;2);&quot;&quot;&quot;, &quot;&quot;courseNum&quot;&quot;: &quot;; MID([.A35];4;3); &quot;, &quot;&quot;CRN&quot;&quot;: &quot;; MID([.A35];10;5); &quot;, &quot;&quot;classTime&quot;&quot;: &quot;&quot;&quot;; MID([.A35];17;LEN([.A35])); &quot;&quot;&quot;&quot;; &quot;, &quot;&quot;finalStart&quot;&quot;: new Date(2016,5,0,0,0,0,0)&quot;;&quot;, &quot;&quot;finalEnd&quot;&quot;: new Date(2016,5,0,0,0,0,0)&quot;; &quot;, &quot;&quot;finalLocation&quot;&quot;: &quot;&quot;&quot;; [.D35]; &quot;&quot;&quot;&quot;; &quot;, &quot;&quot;finalRoom&quot;&quot;: &quot;&quot;&quot;; [.E35]; &quot;&quot;&quot;},&quot;)" office:value-type="string" office:string-value="{&quot;courseName&quot;: &quot;CS&quot;, &quot;courseNum&quot;: 486, &quot;CRN&quot;: 37268, &quot;classTime&quot;: &quot; 04:00 PM MWF&quot;, &quot;finalStart&quot;: new Date(2016,5,0,0,0,0,0), &quot;finalEnd&quot;: new Date(2016,5,0,0,0,0,0), &quot;finalLocation&quot;: &quot;2LH&quot;, &quot;finalRoom&quot;: &quot;312&quot;}," calcext:value-type="string">
            <text:p>{"courseName": "CS", "courseNum": 486, "CRN": 37268, "classTime": " 04:00 PM MWF", "finalStart": new Date(2016,5,0,0,0,0,0), "finalEnd": new Date(2016,5,0,0,0,0,0), "finalLocation": "2LH", "finalRoom": "312"},</text:p>
          </table:table-cell>
        </table:table-row>
        <table:table-row table:style-name="ro1">
          <table:table-cell table:style-name="ce2" office:value-type="string" calcext:value-type="string">
            <text:p>CS 489 - 38327 - 03:30 PM TR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BSB</text:p>
          </table:table-cell>
          <table:table-cell table:style-name="ce2" office:value-type="float" office:value="335" calcext:value-type="float">
            <text:p>33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36];1;2);&quot;&quot;&quot;, &quot;&quot;courseNum&quot;&quot;: &quot;; MID([.A36];4;3); &quot;, &quot;&quot;CRN&quot;&quot;: &quot;; MID([.A36];10;5); &quot;, &quot;&quot;classTime&quot;&quot;: &quot;&quot;&quot;; MID([.A36];17;LEN([.A36])); &quot;&quot;&quot;&quot;; &quot;, &quot;&quot;finalStart&quot;&quot;: new Date(2016,5,0,0,0,0,0)&quot;;&quot;, &quot;&quot;finalEnd&quot;&quot;: new Date(2016,5,0,0,0,0,0)&quot;; &quot;, &quot;&quot;finalLocation&quot;&quot;: &quot;&quot;&quot;; [.D36]; &quot;&quot;&quot;&quot;; &quot;, &quot;&quot;finalRoom&quot;&quot;: &quot;&quot;&quot;; [.E36]; &quot;&quot;&quot;},&quot;)" office:value-type="string" office:string-value="{&quot;courseName&quot;: &quot;CS&quot;, &quot;courseNum&quot;: 489, &quot;CRN&quot;: 38327, &quot;classTime&quot;: &quot; 03:30 PM TR&quot;, &quot;finalStart&quot;: new Date(2016,5,0,0,0,0,0), &quot;finalEnd&quot;: new Date(2016,5,0,0,0,0,0), &quot;finalLocation&quot;: &quot;2BSB&quot;, &quot;finalRoom&quot;: &quot;335&quot;}," calcext:value-type="string">
            <text:p>{"courseName": "CS", "courseNum": 489, "CRN": 38327, "classTime": " 03:30 PM TR", "finalStart": new Date(2016,5,0,0,0,0,0), "finalEnd": new Date(2016,5,0,0,0,0,0), "finalLocation": "2BSB", "finalRoom": "335"},</text:p>
          </table:table-cell>
        </table:table-row>
        <table:table-row table:style-name="ro1">
          <table:table-cell table:style-name="ce1" office:value-type="string" calcext:value-type="string">
            <text:p>CS 491 (Intro to Data Science)</text:p>
          </table:table-cell>
          <table:table-cell table:style-name="ce3" office:value-type="string" calcext:value-type="string">
            <text:p>Mon May 2</text:p>
          </table:table-cell>
          <table:table-cell table:style-name="ce1" office:value-type="string" calcext:value-type="string">
            <text:p>6:00 - 8:00 pm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Combined Section Exam</text:p>
          </table:table-cell>
          <table:table-cell/>
          <table:table-cell table:formula="of:=CONCATENATE(&quot;{&quot;;&quot;&quot;&quot;courseName&quot;&quot;: &quot;; ;&quot;&quot;&quot;&quot;;MID([.A37];1;2);&quot;&quot;&quot;, &quot;&quot;courseNum&quot;&quot;: &quot;; MID([.A37];4;3); &quot;, &quot;&quot;CRN&quot;&quot;: &quot;; MID([.A37];10;5); &quot;, &quot;&quot;classTime&quot;&quot;: &quot;&quot;&quot;; MID([.A37];17;LEN([.A37])); &quot;&quot;&quot;&quot;; &quot;, &quot;&quot;finalStart&quot;&quot;: new Date(2016,5,0,0,0,0,0)&quot;;&quot;, &quot;&quot;finalEnd&quot;&quot;: new Date(2016,5,0,0,0,0,0)&quot;; &quot;, &quot;&quot;finalLocation&quot;&quot;: &quot;&quot;&quot;; [.D37]; &quot;&quot;&quot;&quot;; &quot;, &quot;&quot;finalRoom&quot;&quot;: &quot;&quot;&quot;; [.E37]; &quot;&quot;&quot;},&quot;)" office:value-type="string" office:string-value="{&quot;courseName&quot;: &quot;CS&quot;, &quot;courseNum&quot;: 491, &quot;CRN&quot;: ntro , &quot;classTime&quot;: &quot; Data Science)&quot;, &quot;finalStart&quot;: new Date(2016,5,0,0,0,0,0), &quot;finalEnd&quot;: new Date(2016,5,0,0,0,0,0), &quot;finalLocation&quot;: &quot;LCD&quot;, &quot;finalRoom&quot;: &quot;D2&quot;}," calcext:value-type="string">
            <text:p>{"courseName": "CS", "courseNum": 491, "CRN": ntro , "classTime": " Data Science)", "finalStart": new Date(2016,5,0,0,0,0,0), "finalEnd": new Date(2016,5,0,0,0,0,0), "finalLocation": "LCD", "finalRoom": "D2"},</text:p>
          </table:table-cell>
        </table:table-row>
        <table:table-row table:style-name="ro1">
          <table:table-cell table:style-name="ce2" office:value-type="string" calcext:value-type="string">
            <text:p>CS 491 - 30475 - 04:00 PM 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ff grid - manual schedule</text:p>
          </table:table-cell>
          <table:table-cell/>
          <table:table-cell table:formula="of:=CONCATENATE(&quot;{&quot;;&quot;&quot;&quot;courseName&quot;&quot;: &quot;; ;&quot;&quot;&quot;&quot;;MID([.A38];1;2);&quot;&quot;&quot;, &quot;&quot;courseNum&quot;&quot;: &quot;; MID([.A38];4;3); &quot;, &quot;&quot;CRN&quot;&quot;: &quot;; MID([.A38];10;5); &quot;, &quot;&quot;classTime&quot;&quot;: &quot;&quot;&quot;; MID([.A38];17;LEN([.A38])); &quot;&quot;&quot;&quot;; &quot;, &quot;&quot;finalStart&quot;&quot;: new Date(2016,5,0,0,0,0,0)&quot;;&quot;, &quot;&quot;finalEnd&quot;&quot;: new Date(2016,5,0,0,0,0,0)&quot;; &quot;, &quot;&quot;finalLocation&quot;&quot;: &quot;&quot;&quot;; [.D38]; &quot;&quot;&quot;&quot;; &quot;, &quot;&quot;finalRoom&quot;&quot;: &quot;&quot;&quot;; [.E38]; &quot;&quot;&quot;},&quot;)" office:value-type="string" office:string-value="{&quot;courseName&quot;: &quot;CS&quot;, &quot;courseNum&quot;: 491, &quot;CRN&quot;: 30475, &quot;classTime&quot;: &quot; 04:00 PM T&quot;, &quot;finalStart&quot;: new Date(2016,5,0,0,0,0,0), &quot;finalEnd&quot;: new Date(2016,5,0,0,0,0,0), &quot;finalLocation&quot;: &quot;&quot;, &quot;finalRoom&quot;: &quot;&quot;}," calcext:value-type="string">
            <text:p>{"courseName": "CS", "courseNum": 491, "CRN": 30475, "classTime": " 04:00 PM T", "finalStart": new Date(2016,5,0,0,0,0,0), "finalEnd": new Date(2016,5,0,0,0,0,0), "finalLocation": "", "finalRoom": ""},</text:p>
          </table:table-cell>
        </table:table-row>
        <table:table-row table:style-name="ro1">
          <table:table-cell table:style-name="ce1" office:value-type="string" calcext:value-type="string">
            <text:p>CS 491 - 30476 - 02:30 PM R</text:p>
          </table:table-cell>
          <table:table-cell table:style-name="ce3"/>
          <table:table-cell table:style-name="ce1" table:number-columns-repeated="3"/>
          <table:table-cell table:style-name="ce1" office:value-type="string" calcext:value-type="string">
            <text:p>off grid - manual schedule</text:p>
          </table:table-cell>
          <table:table-cell/>
          <table:table-cell table:formula="of:=CONCATENATE(&quot;{&quot;;&quot;&quot;&quot;courseName&quot;&quot;: &quot;; ;&quot;&quot;&quot;&quot;;MID([.A39];1;2);&quot;&quot;&quot;, &quot;&quot;courseNum&quot;&quot;: &quot;; MID([.A39];4;3); &quot;, &quot;&quot;CRN&quot;&quot;: &quot;; MID([.A39];10;5); &quot;, &quot;&quot;classTime&quot;&quot;: &quot;&quot;&quot;; MID([.A39];17;LEN([.A39])); &quot;&quot;&quot;&quot;; &quot;, &quot;&quot;finalStart&quot;&quot;: new Date(2016,5,0,0,0,0,0)&quot;;&quot;, &quot;&quot;finalEnd&quot;&quot;: new Date(2016,5,0,0,0,0,0)&quot;; &quot;, &quot;&quot;finalLocation&quot;&quot;: &quot;&quot;&quot;; [.D39]; &quot;&quot;&quot;&quot;; &quot;, &quot;&quot;finalRoom&quot;&quot;: &quot;&quot;&quot;; [.E39]; &quot;&quot;&quot;},&quot;)" office:value-type="string" office:string-value="{&quot;courseName&quot;: &quot;CS&quot;, &quot;courseNum&quot;: 491, &quot;CRN&quot;: 30476, &quot;classTime&quot;: &quot; 02:30 PM R&quot;, &quot;finalStart&quot;: new Date(2016,5,0,0,0,0,0), &quot;finalEnd&quot;: new Date(2016,5,0,0,0,0,0), &quot;finalLocation&quot;: &quot;&quot;, &quot;finalRoom&quot;: &quot;&quot;}," calcext:value-type="string">
            <text:p>{"courseName": "CS", "courseNum": 491, "CRN": 30476, "classTime": " 02:30 PM R", "finalStart": new Date(2016,5,0,0,0,0,0), "finalEnd": new Date(2016,5,0,0,0,0,0), "finalLocation": "", "finalRoom": ""},</text:p>
          </table:table-cell>
        </table:table-row>
        <table:table-row table:style-name="ro1">
          <table:table-cell table:style-name="ce2" office:value-type="string" calcext:value-type="string">
            <text:p>CS 501 - 33788 - 03:30 PM TR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3</text:p>
          </table:table-cell>
          <table:table-cell table:style-name="ce2"/>
          <table:table-cell/>
          <table:table-cell table:formula="of:=CONCATENATE(&quot;{&quot;;&quot;&quot;&quot;courseName&quot;&quot;: &quot;; ;&quot;&quot;&quot;&quot;;MID([.A40];1;2);&quot;&quot;&quot;, &quot;&quot;courseNum&quot;&quot;: &quot;; MID([.A40];4;3); &quot;, &quot;&quot;CRN&quot;&quot;: &quot;; MID([.A40];10;5); &quot;, &quot;&quot;classTime&quot;&quot;: &quot;&quot;&quot;; MID([.A40];17;LEN([.A40])); &quot;&quot;&quot;&quot;; &quot;, &quot;&quot;finalStart&quot;&quot;: new Date(2016,5,0,0,0,0,0)&quot;;&quot;, &quot;&quot;finalEnd&quot;&quot;: new Date(2016,5,0,0,0,0,0)&quot;; &quot;, &quot;&quot;finalLocation&quot;&quot;: &quot;&quot;&quot;; [.D40]; &quot;&quot;&quot;&quot;; &quot;, &quot;&quot;finalRoom&quot;&quot;: &quot;&quot;&quot;; [.E40]; &quot;&quot;&quot;},&quot;)" office:value-type="string" office:string-value="{&quot;courseName&quot;: &quot;CS&quot;, &quot;courseNum&quot;: 501, &quot;CRN&quot;: 33788, &quot;classTime&quot;: &quot; 03:30 PM TR&quot;, &quot;finalStart&quot;: new Date(2016,5,0,0,0,0,0), &quot;finalEnd&quot;: new Date(2016,5,0,0,0,0,0), &quot;finalLocation&quot;: &quot;2LCA&quot;, &quot;finalRoom&quot;: &quot;A003&quot;}," calcext:value-type="string">
            <text:p>{"courseName": "CS", "courseNum": 501, "CRN": 33788, "classTime": " 03:30 PM TR", "finalStart": new Date(2016,5,0,0,0,0,0), "finalEnd": new Date(2016,5,0,0,0,0,0), "finalLocation": "2LCA", "finalRoom": "A003"},</text:p>
          </table:table-cell>
        </table:table-row>
        <table:table-row table:style-name="ro1">
          <table:table-cell table:style-name="ce1" office:value-type="string" calcext:value-type="string">
            <text:p>CS 502 - 23104 - 02:00 PM TR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4</text:p>
          </table:table-cell>
          <table:table-cell table:style-name="ce1"/>
          <table:table-cell/>
          <table:table-cell table:formula="of:=CONCATENATE(&quot;{&quot;;&quot;&quot;&quot;courseName&quot;&quot;: &quot;; ;&quot;&quot;&quot;&quot;;MID([.A41];1;2);&quot;&quot;&quot;, &quot;&quot;courseNum&quot;&quot;: &quot;; MID([.A41];4;3); &quot;, &quot;&quot;CRN&quot;&quot;: &quot;; MID([.A41];10;5); &quot;, &quot;&quot;classTime&quot;&quot;: &quot;&quot;&quot;; MID([.A41];17;LEN([.A41])); &quot;&quot;&quot;&quot;; &quot;, &quot;&quot;finalStart&quot;&quot;: new Date(2016,5,0,0,0,0,0)&quot;;&quot;, &quot;&quot;finalEnd&quot;&quot;: new Date(2016,5,0,0,0,0,0)&quot;; &quot;, &quot;&quot;finalLocation&quot;&quot;: &quot;&quot;&quot;; [.D41]; &quot;&quot;&quot;&quot;; &quot;, &quot;&quot;finalRoom&quot;&quot;: &quot;&quot;&quot;; [.E41]; &quot;&quot;&quot;},&quot;)" office:value-type="string" office:string-value="{&quot;courseName&quot;: &quot;CS&quot;, &quot;courseNum&quot;: 502, &quot;CRN&quot;: 23104, &quot;classTime&quot;: &quot; 02:00 PM TR&quot;, &quot;finalStart&quot;: new Date(2016,5,0,0,0,0,0), &quot;finalEnd&quot;: new Date(2016,5,0,0,0,0,0), &quot;finalLocation&quot;: &quot;2LCA&quot;, &quot;finalRoom&quot;: &quot;A004&quot;}," calcext:value-type="string">
            <text:p>{"courseName": "CS", "courseNum": 502, "CRN": 23104, "classTime": " 02:00 PM TR", "finalStart": new Date(2016,5,0,0,0,0,0), "finalEnd": new Date(2016,5,0,0,0,0,0), "finalLocation": "2LCA", "finalRoom": "A004"},</text:p>
          </table:table-cell>
        </table:table-row>
        <table:table-row table:style-name="ro1">
          <table:table-cell table:style-name="ce2" office:value-type="string" calcext:value-type="string">
            <text:p>CS 511 - 17442 - 11:00 AM MWF</text:p>
          </table:table-cell>
          <table:table-cell table:style-name="ce4" office:value-type="string" calcext:value-type="string">
            <text:p>Thurs May 5</text:p>
          </table:table-cell>
          <table:table-cell table:style-name="ce2" office:value-type="string" calcext:value-type="string">
            <text:p>10:30 - 12:30 am</text:p>
          </table:table-cell>
          <table:table-cell table:style-name="ce2" office:value-type="string" calcext:value-type="string">
            <text:p>2SES</text:p>
          </table:table-cell>
          <table:table-cell table:style-name="ce2" office:value-type="float" office:value="170" calcext:value-type="float">
            <text:p>170</text:p>
          </table:table-cell>
          <table:table-cell table:style-name="ce2"/>
          <table:table-cell/>
          <table:table-cell table:formula="of:=CONCATENATE(&quot;{&quot;;&quot;&quot;&quot;courseName&quot;&quot;: &quot;; ;&quot;&quot;&quot;&quot;;MID([.A42];1;2);&quot;&quot;&quot;, &quot;&quot;courseNum&quot;&quot;: &quot;; MID([.A42];4;3); &quot;, &quot;&quot;CRN&quot;&quot;: &quot;; MID([.A42];10;5); &quot;, &quot;&quot;classTime&quot;&quot;: &quot;&quot;&quot;; MID([.A42];17;LEN([.A42])); &quot;&quot;&quot;&quot;; &quot;, &quot;&quot;finalStart&quot;&quot;: new Date(2016,5,0,0,0,0,0)&quot;;&quot;, &quot;&quot;finalEnd&quot;&quot;: new Date(2016,5,0,0,0,0,0)&quot;; &quot;, &quot;&quot;finalLocation&quot;&quot;: &quot;&quot;&quot;; [.D42]; &quot;&quot;&quot;&quot;; &quot;, &quot;&quot;finalRoom&quot;&quot;: &quot;&quot;&quot;; [.E42]; &quot;&quot;&quot;},&quot;)" office:value-type="string" office:string-value="{&quot;courseName&quot;: &quot;CS&quot;, &quot;courseNum&quot;: 511, &quot;CRN&quot;: 17442, &quot;classTime&quot;: &quot; 11:00 AM MWF&quot;, &quot;finalStart&quot;: new Date(2016,5,0,0,0,0,0), &quot;finalEnd&quot;: new Date(2016,5,0,0,0,0,0), &quot;finalLocation&quot;: &quot;2SES&quot;, &quot;finalRoom&quot;: &quot;170&quot;}," calcext:value-type="string">
            <text:p>{"courseName": "CS", "courseNum": 511, "CRN": 17442, "classTime": " 11:00 AM MWF", "finalStart": new Date(2016,5,0,0,0,0,0), "finalEnd": new Date(2016,5,0,0,0,0,0), "finalLocation": "2SES", "finalRoom": "170"},</text:p>
          </table:table-cell>
        </table:table-row>
        <table:table-row table:style-name="ro1">
          <table:table-cell table:style-name="ce1" office:value-type="string" calcext:value-type="string">
            <text:p>CS 514 - 38618 - 12:00 PM MWF</text:p>
          </table:table-cell>
          <table:table-cell table:style-name="ce3" office:value-type="string" calcext:value-type="string">
            <text:p>Tues May 3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SES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/>
          <table:table-cell table:formula="of:=CONCATENATE(&quot;{&quot;;&quot;&quot;&quot;courseName&quot;&quot;: &quot;; ;&quot;&quot;&quot;&quot;;MID([.A43];1;2);&quot;&quot;&quot;, &quot;&quot;courseNum&quot;&quot;: &quot;; MID([.A43];4;3); &quot;, &quot;&quot;CRN&quot;&quot;: &quot;; MID([.A43];10;5); &quot;, &quot;&quot;classTime&quot;&quot;: &quot;&quot;&quot;; MID([.A43];17;LEN([.A43])); &quot;&quot;&quot;&quot;; &quot;, &quot;&quot;finalStart&quot;&quot;: new Date(2016,5,0,0,0,0,0)&quot;;&quot;, &quot;&quot;finalEnd&quot;&quot;: new Date(2016,5,0,0,0,0,0)&quot;; &quot;, &quot;&quot;finalLocation&quot;&quot;: &quot;&quot;&quot;; [.D43]; &quot;&quot;&quot;&quot;; &quot;, &quot;&quot;finalRoom&quot;&quot;: &quot;&quot;&quot;; [.E43]; &quot;&quot;&quot;},&quot;)" office:value-type="string" office:string-value="{&quot;courseName&quot;: &quot;CS&quot;, &quot;courseNum&quot;: 514, &quot;CRN&quot;: 38618, &quot;classTime&quot;: &quot; 12:00 PM MWF&quot;, &quot;finalStart&quot;: new Date(2016,5,0,0,0,0,0), &quot;finalEnd&quot;: new Date(2016,5,0,0,0,0,0), &quot;finalLocation&quot;: &quot;2SES&quot;, &quot;finalRoom&quot;: &quot;238&quot;}," calcext:value-type="string">
            <text:p>{"courseName": "CS", "courseNum": 514, "CRN": 38618, "classTime": " 12:00 PM MWF", "finalStart": new Date(2016,5,0,0,0,0,0), "finalEnd": new Date(2016,5,0,0,0,0,0), "finalLocation": "2SES", "finalRoom": "238"},</text:p>
          </table:table-cell>
        </table:table-row>
        <table:table-row table:style-name="ro1">
          <table:table-cell table:style-name="ce2" office:value-type="string" calcext:value-type="string">
            <text:p>CS 523 - 38501 - 09:30 AM TR</text:p>
          </table:table-cell>
          <table:table-cell table:style-name="ce4" office:value-type="string" calcext:value-type="string">
            <text:p>Wed May 4</text:p>
          </table:table-cell>
          <table:table-cell table:style-name="ce2" office:value-type="string" calcext:value-type="string">
            <text:p>10:30 - 12:30 am</text:p>
          </table:table-cell>
          <table:table-cell table:style-name="ce2" office:value-type="string" calcext:value-type="string">
            <text:p>2ETMSW</text:p>
          </table:table-cell>
          <table:table-cell table:style-name="ce2" office:value-type="float" office:value="2219" calcext:value-type="float">
            <text:p>2219</text:p>
          </table:table-cell>
          <table:table-cell table:style-name="ce2"/>
          <table:table-cell/>
          <table:table-cell table:formula="of:=CONCATENATE(&quot;{&quot;;&quot;&quot;&quot;courseName&quot;&quot;: &quot;; ;&quot;&quot;&quot;&quot;;MID([.A44];1;2);&quot;&quot;&quot;, &quot;&quot;courseNum&quot;&quot;: &quot;; MID([.A44];4;3); &quot;, &quot;&quot;CRN&quot;&quot;: &quot;; MID([.A44];10;5); &quot;, &quot;&quot;classTime&quot;&quot;: &quot;&quot;&quot;; MID([.A44];17;LEN([.A44])); &quot;&quot;&quot;&quot;; &quot;, &quot;&quot;finalStart&quot;&quot;: new Date(2016,5,0,0,0,0,0)&quot;;&quot;, &quot;&quot;finalEnd&quot;&quot;: new Date(2016,5,0,0,0,0,0)&quot;; &quot;, &quot;&quot;finalLocation&quot;&quot;: &quot;&quot;&quot;; [.D44]; &quot;&quot;&quot;&quot;; &quot;, &quot;&quot;finalRoom&quot;&quot;: &quot;&quot;&quot;; [.E44]; &quot;&quot;&quot;},&quot;)" office:value-type="string" office:string-value="{&quot;courseName&quot;: &quot;CS&quot;, &quot;courseNum&quot;: 523, &quot;CRN&quot;: 38501, &quot;classTime&quot;: &quot; 09:30 AM TR&quot;, &quot;finalStart&quot;: new Date(2016,5,0,0,0,0,0), &quot;finalEnd&quot;: new Date(2016,5,0,0,0,0,0), &quot;finalLocation&quot;: &quot;2ETMSW&quot;, &quot;finalRoom&quot;: &quot;2219&quot;}," calcext:value-type="string">
            <text:p>{"courseName": "CS", "courseNum": 523, "CRN": 38501, "classTime": " 09:30 AM TR", "finalStart": new Date(2016,5,0,0,0,0,0), "finalEnd": new Date(2016,5,0,0,0,0,0), "finalLocation": "2ETMSW", "finalRoom": "2219"},</text:p>
          </table:table-cell>
        </table:table-row>
        <table:table-row table:style-name="ro1">
          <table:table-cell table:style-name="ce1" office:value-type="string" calcext:value-type="string">
            <text:p>CS 553 - 31243 - 02:00 PM TR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3:30 - 5:3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formula="of:=CONCATENATE(&quot;{&quot;;&quot;&quot;&quot;courseName&quot;&quot;: &quot;; ;&quot;&quot;&quot;&quot;;MID([.A45];1;2);&quot;&quot;&quot;, &quot;&quot;courseNum&quot;&quot;: &quot;; MID([.A45];4;3); &quot;, &quot;&quot;CRN&quot;&quot;: &quot;; MID([.A45];10;5); &quot;, &quot;&quot;classTime&quot;&quot;: &quot;&quot;&quot;; MID([.A45];17;LEN([.A45])); &quot;&quot;&quot;&quot;; &quot;, &quot;&quot;finalStart&quot;&quot;: new Date(2016,5,0,0,0,0,0)&quot;;&quot;, &quot;&quot;finalEnd&quot;&quot;: new Date(2016,5,0,0,0,0,0)&quot;; &quot;, &quot;&quot;finalLocation&quot;&quot;: &quot;&quot;&quot;; [.D45]; &quot;&quot;&quot;&quot;; &quot;, &quot;&quot;finalRoom&quot;&quot;: &quot;&quot;&quot;; [.E45]; &quot;&quot;&quot;},&quot;)" office:value-type="string" office:string-value="{&quot;courseName&quot;: &quot;CS&quot;, &quot;courseNum&quot;: 553, &quot;CRN&quot;: 31243, &quot;classTime&quot;: &quot; 02:00 PM TR&quot;, &quot;finalStart&quot;: new Date(2016,5,0,0,0,0,0), &quot;finalEnd&quot;: new Date(2016,5,0,0,0,0,0), &quot;finalLocation&quot;: &quot;2TH&quot;, &quot;finalRoom&quot;: &quot;100&quot;}," calcext:value-type="string">
            <text:p>{"courseName": "CS", "courseNum": 553, "CRN": 31243, "classTime": " 02:00 PM TR", "finalStart": new Date(2016,5,0,0,0,0,0), "finalEnd": new Date(2016,5,0,0,0,0,0), "finalLocation": "2TH", "finalRoom": "100"},</text:p>
          </table:table-cell>
        </table:table-row>
        <table:table-row table:style-name="ro1">
          <table:table-cell table:style-name="ce2" office:value-type="string" calcext:value-type="string">
            <text:p>CS 569 - 27021 - 11:00 AM TR</text:p>
          </table:table-cell>
          <table:table-cell table:style-name="ce4" office:value-type="string" calcext:value-type="string">
            <text:p>Mon May 2</text:p>
          </table:table-cell>
          <table:table-cell table:style-name="ce2" office:value-type="string" calcext:value-type="string">
            <text:p>10:30 - 12:30 am</text:p>
          </table:table-cell>
          <table:table-cell table:style-name="ce2" office:value-type="string" calcext:value-type="string">
            <text:p>2LCA</text:p>
          </table:table-cell>
          <table:table-cell table:style-name="ce2" office:value-type="string" calcext:value-type="string">
            <text:p>A005</text:p>
          </table:table-cell>
          <table:table-cell table:style-name="ce2"/>
          <table:table-cell/>
          <table:table-cell table:formula="of:=CONCATENATE(&quot;{&quot;;&quot;&quot;&quot;courseName&quot;&quot;: &quot;; ;&quot;&quot;&quot;&quot;;MID([.A46];1;2);&quot;&quot;&quot;, &quot;&quot;courseNum&quot;&quot;: &quot;; MID([.A46];4;3); &quot;, &quot;&quot;CRN&quot;&quot;: &quot;; MID([.A46];10;5); &quot;, &quot;&quot;classTime&quot;&quot;: &quot;&quot;&quot;; MID([.A46];17;LEN([.A46])); &quot;&quot;&quot;&quot;; &quot;, &quot;&quot;finalStart&quot;&quot;: new Date(2016,5,0,0,0,0,0)&quot;;&quot;, &quot;&quot;finalEnd&quot;&quot;: new Date(2016,5,0,0,0,0,0)&quot;; &quot;, &quot;&quot;finalLocation&quot;&quot;: &quot;&quot;&quot;; [.D46]; &quot;&quot;&quot;&quot;; &quot;, &quot;&quot;finalRoom&quot;&quot;: &quot;&quot;&quot;; [.E46]; &quot;&quot;&quot;},&quot;)" office:value-type="string" office:string-value="{&quot;courseName&quot;: &quot;CS&quot;, &quot;courseNum&quot;: 569, &quot;CRN&quot;: 27021, &quot;classTime&quot;: &quot; 11:00 AM TR&quot;, &quot;finalStart&quot;: new Date(2016,5,0,0,0,0,0), &quot;finalEnd&quot;: new Date(2016,5,0,0,0,0,0), &quot;finalLocation&quot;: &quot;2LCA&quot;, &quot;finalRoom&quot;: &quot;A005&quot;}," calcext:value-type="string">
            <text:p>{"courseName": "CS", "courseNum": 569, "CRN": 27021, "classTime": " 11:00 AM TR", "finalStart": new Date(2016,5,0,0,0,0,0), "finalEnd": new Date(2016,5,0,0,0,0,0), "finalLocation": "2LCA", "finalRoom": "A005"},</text:p>
          </table:table-cell>
        </table:table-row>
        <table:table-row table:style-name="ro1">
          <table:table-cell table:style-name="ce1" office:value-type="string" calcext:value-type="string">
            <text:p>CS 581 - 28655 - 02:00 PM MW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LCA</text:p>
          </table:table-cell>
          <table:table-cell table:style-name="ce1" office:value-type="string" calcext:value-type="string">
            <text:p>A004</text:p>
          </table:table-cell>
          <table:table-cell table:style-name="ce1"/>
          <table:table-cell/>
          <table:table-cell table:formula="of:=CONCATENATE(&quot;{&quot;;&quot;&quot;&quot;courseName&quot;&quot;: &quot;; ;&quot;&quot;&quot;&quot;;MID([.A47];1;2);&quot;&quot;&quot;, &quot;&quot;courseNum&quot;&quot;: &quot;; MID([.A47];4;3); &quot;, &quot;&quot;CRN&quot;&quot;: &quot;; MID([.A47];10;5); &quot;, &quot;&quot;classTime&quot;&quot;: &quot;&quot;&quot;; MID([.A47];17;LEN([.A47])); &quot;&quot;&quot;&quot;; &quot;, &quot;&quot;finalStart&quot;&quot;: new Date(2016,5,0,0,0,0,0)&quot;;&quot;, &quot;&quot;finalEnd&quot;&quot;: new Date(2016,5,0,0,0,0,0)&quot;; &quot;, &quot;&quot;finalLocation&quot;&quot;: &quot;&quot;&quot;; [.D47]; &quot;&quot;&quot;&quot;; &quot;, &quot;&quot;finalRoom&quot;&quot;: &quot;&quot;&quot;; [.E47]; &quot;&quot;&quot;},&quot;)" office:value-type="string" office:string-value="{&quot;courseName&quot;: &quot;CS&quot;, &quot;courseNum&quot;: 581, &quot;CRN&quot;: 28655, &quot;classTime&quot;: &quot; 02:00 PM MW&quot;, &quot;finalStart&quot;: new Date(2016,5,0,0,0,0,0), &quot;finalEnd&quot;: new Date(2016,5,0,0,0,0,0), &quot;finalLocation&quot;: &quot;2LCA&quot;, &quot;finalRoom&quot;: &quot;A004&quot;}," calcext:value-type="string">
            <text:p>{"courseName": "CS", "courseNum": 581, "CRN": 28655, "classTime": " 02:00 PM MW", "finalStart": new Date(2016,5,0,0,0,0,0), "finalEnd": new Date(2016,5,0,0,0,0,0), "finalLocation": "2LCA", "finalRoom": "A004"},</text:p>
          </table:table-cell>
        </table:table-row>
        <table:table-row table:style-name="ro1">
          <table:table-cell table:style-name="ce2" office:value-type="string" calcext:value-type="string">
            <text:p>CS 588 - 38552 - 03:00 PM MWF</text:p>
          </table:table-cell>
          <table:table-cell table:style-name="ce4" office:value-type="string" calcext:value-type="string">
            <text:p>Mon May 2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LH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/>
          <table:table-cell table:formula="of:=CONCATENATE(&quot;{&quot;;&quot;&quot;&quot;courseName&quot;&quot;: &quot;; ;&quot;&quot;&quot;&quot;;MID([.A48];1;2);&quot;&quot;&quot;, &quot;&quot;courseNum&quot;&quot;: &quot;; MID([.A48];4;3); &quot;, &quot;&quot;CRN&quot;&quot;: &quot;; MID([.A48];10;5); &quot;, &quot;&quot;classTime&quot;&quot;: &quot;&quot;&quot;; MID([.A48];17;LEN([.A48])); &quot;&quot;&quot;&quot;; &quot;, &quot;&quot;finalStart&quot;&quot;: new Date(2016,5,0,0,0,0,0)&quot;;&quot;, &quot;&quot;finalEnd&quot;&quot;: new Date(2016,5,0,0,0,0,0)&quot;; &quot;, &quot;&quot;finalLocation&quot;&quot;: &quot;&quot;&quot;; [.D48]; &quot;&quot;&quot;&quot;; &quot;, &quot;&quot;finalRoom&quot;&quot;: &quot;&quot;&quot;; [.E48]; &quot;&quot;&quot;},&quot;)" office:value-type="string" office:string-value="{&quot;courseName&quot;: &quot;CS&quot;, &quot;courseNum&quot;: 588, &quot;CRN&quot;: 38552, &quot;classTime&quot;: &quot; 03:00 PM MWF&quot;, &quot;finalStart&quot;: new Date(2016,5,0,0,0,0,0), &quot;finalEnd&quot;: new Date(2016,5,0,0,0,0,0), &quot;finalLocation&quot;: &quot;2LH&quot;, &quot;finalRoom&quot;: &quot;312&quot;}," calcext:value-type="string">
            <text:p>{"courseName": "CS", "courseNum": 588, "CRN": 38552, "classTime": " 03:00 PM MWF", "finalStart": new Date(2016,5,0,0,0,0,0), "finalEnd": new Date(2016,5,0,0,0,0,0), "finalLocation": "2LH", "finalRoom": "312"},</text:p>
          </table:table-cell>
        </table:table-row>
        <table:table-row table:style-name="ro1">
          <table:table-cell table:style-name="ce1" office:value-type="string" calcext:value-type="string">
            <text:p>CS 594 - 33648 - 03:30 PM TR</text:p>
          </table:table-cell>
          <table:table-cell table:style-name="ce3" office:value-type="string" calcext:value-type="string">
            <text:p>Fri May 6</text:p>
          </table:table-cell>
          <table:table-cell table:style-name="ce1" office:value-type="string" calcext:value-type="string">
            <text:p>1:00 - 3:00 p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/>
          <table:table-cell table:formula="of:=CONCATENATE(&quot;{&quot;;&quot;&quot;&quot;courseName&quot;&quot;: &quot;; ;&quot;&quot;&quot;&quot;;MID([.A49];1;2);&quot;&quot;&quot;, &quot;&quot;courseNum&quot;&quot;: &quot;; MID([.A49];4;3); &quot;, &quot;&quot;CRN&quot;&quot;: &quot;; MID([.A49];10;5); &quot;, &quot;&quot;classTime&quot;&quot;: &quot;&quot;&quot;; MID([.A49];17;LEN([.A49])); &quot;&quot;&quot;&quot;; &quot;, &quot;&quot;finalStart&quot;&quot;: new Date(2016,5,0,0,0,0,0)&quot;;&quot;, &quot;&quot;finalEnd&quot;&quot;: new Date(2016,5,0,0,0,0,0)&quot;; &quot;, &quot;&quot;finalLocation&quot;&quot;: &quot;&quot;&quot;; [.D49]; &quot;&quot;&quot;&quot;; &quot;, &quot;&quot;finalRoom&quot;&quot;: &quot;&quot;&quot;; [.E49]; &quot;&quot;&quot;},&quot;)" office:value-type="string" office:string-value="{&quot;courseName&quot;: &quot;CS&quot;, &quot;courseNum&quot;: 594, &quot;CRN&quot;: 33648, &quot;classTime&quot;: &quot; 03:30 PM TR&quot;, &quot;finalStart&quot;: new Date(2016,5,0,0,0,0,0), &quot;finalEnd&quot;: new Date(2016,5,0,0,0,0,0), &quot;finalLocation&quot;: &quot;2TH&quot;, &quot;finalRoom&quot;: &quot;208&quot;}," calcext:value-type="string">
            <text:p>{"courseName": "CS", "courseNum": 594, "CRN": 33648, "classTime": " 03:30 PM TR", "finalStart": new Date(2016,5,0,0,0,0,0), "finalEnd": new Date(2016,5,0,0,0,0,0), "finalLocation": "2TH", "finalRoom": "208"},</text:p>
          </table:table-cell>
        </table:table-row>
        <table:table-row table:style-name="ro1">
          <table:table-cell table:style-name="ce2" office:value-type="string" calcext:value-type="string">
            <text:p>CS 594 - 33792 - 03:30 PM TR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1:00 - 3:00 pm</text:p>
          </table:table-cell>
          <table:table-cell table:style-name="ce2" office:value-type="string" calcext:value-type="string">
            <text:p>2TH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/>
          <table:table-cell table:formula="of:=CONCATENATE(&quot;{&quot;;&quot;&quot;&quot;courseName&quot;&quot;: &quot;; ;&quot;&quot;&quot;&quot;;MID([.A50];1;2);&quot;&quot;&quot;, &quot;&quot;courseNum&quot;&quot;: &quot;; MID([.A50];4;3); &quot;, &quot;&quot;CRN&quot;&quot;: &quot;; MID([.A50];10;5); &quot;, &quot;&quot;classTime&quot;&quot;: &quot;&quot;&quot;; MID([.A50];17;LEN([.A50])); &quot;&quot;&quot;&quot;; &quot;, &quot;&quot;finalStart&quot;&quot;: new Date(2016,5,0,0,0,0,0)&quot;;&quot;, &quot;&quot;finalEnd&quot;&quot;: new Date(2016,5,0,0,0,0,0)&quot;; &quot;, &quot;&quot;finalLocation&quot;&quot;: &quot;&quot;&quot;; [.D50]; &quot;&quot;&quot;&quot;; &quot;, &quot;&quot;finalRoom&quot;&quot;: &quot;&quot;&quot;; [.E50]; &quot;&quot;&quot;},&quot;)" office:value-type="string" office:string-value="{&quot;courseName&quot;: &quot;CS&quot;, &quot;courseNum&quot;: 594, &quot;CRN&quot;: 33792, &quot;classTime&quot;: &quot; 03:30 PM TR&quot;, &quot;finalStart&quot;: new Date(2016,5,0,0,0,0,0), &quot;finalEnd&quot;: new Date(2016,5,0,0,0,0,0), &quot;finalLocation&quot;: &quot;2TH&quot;, &quot;finalRoom&quot;: &quot;204&quot;}," calcext:value-type="string">
            <text:p>{"courseName": "CS", "courseNum": 594, "CRN": 33792, "classTime": " 03:30 PM TR", "finalStart": new Date(2016,5,0,0,0,0,0), "finalEnd": new Date(2016,5,0,0,0,0,0), "finalLocation": "2TH", "finalRoom": "204"},</text:p>
          </table:table-cell>
        </table:table-row>
        <table:table-row table:style-name="ro1">
          <table:table-cell table:style-name="ce1" office:value-type="string" calcext:value-type="string">
            <text:p>CS 594 - 34724 - 12:00 PM T</text:p>
          </table:table-cell>
          <table:table-cell table:style-name="ce3" office:value-type="string" calcext:value-type="string">
            <text:p>Fri May 6</text:p>
          </table:table-cell>
          <table:table-cell table:style-name="ce1" office:value-type="string" calcext:value-type="string">
            <text:p>8:00 - 10:00 am</text:p>
          </table:table-cell>
          <table:table-cell table:style-name="ce1" office:value-type="string" calcext:value-type="string">
            <text:p>2TH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/>
          <table:table-cell table:formula="of:=CONCATENATE(&quot;{&quot;;&quot;&quot;&quot;courseName&quot;&quot;: &quot;; ;&quot;&quot;&quot;&quot;;MID([.A51];1;2);&quot;&quot;&quot;, &quot;&quot;courseNum&quot;&quot;: &quot;; MID([.A51];4;3); &quot;, &quot;&quot;CRN&quot;&quot;: &quot;; MID([.A51];10;5); &quot;, &quot;&quot;classTime&quot;&quot;: &quot;&quot;&quot;; MID([.A51];17;LEN([.A51])); &quot;&quot;&quot;&quot;; &quot;, &quot;&quot;finalStart&quot;&quot;: new Date(2016,5,0,0,0,0,0)&quot;;&quot;, &quot;&quot;finalEnd&quot;&quot;: new Date(2016,5,0,0,0,0,0)&quot;; &quot;, &quot;&quot;finalLocation&quot;&quot;: &quot;&quot;&quot;; [.D51]; &quot;&quot;&quot;&quot;; &quot;, &quot;&quot;finalRoom&quot;&quot;: &quot;&quot;&quot;; [.E51]; &quot;&quot;&quot;},&quot;)" office:value-type="string" office:string-value="{&quot;courseName&quot;: &quot;CS&quot;, &quot;courseNum&quot;: 594, &quot;CRN&quot;: 34724, &quot;classTime&quot;: &quot; 12:00 PM T&quot;, &quot;finalStart&quot;: new Date(2016,5,0,0,0,0,0), &quot;finalEnd&quot;: new Date(2016,5,0,0,0,0,0), &quot;finalLocation&quot;: &quot;2TH&quot;, &quot;finalRoom&quot;: &quot;120&quot;}," calcext:value-type="string">
            <text:p>{"courseName": "CS", "courseNum": 594, "CRN": 34724, "classTime": " 12:00 PM T", "finalStart": new Date(2016,5,0,0,0,0,0), "finalEnd": new Date(2016,5,0,0,0,0,0), "finalLocation": "2TH", "finalRoom": "120"},</text:p>
          </table:table-cell>
        </table:table-row>
        <table:table-row table:style-name="ro1">
          <table:table-cell table:style-name="ce2" office:value-type="string" calcext:value-type="string">
            <text:p>CS 594 - 38551 - 12:30 PM TR</text:p>
          </table:table-cell>
          <table:table-cell table:style-name="ce4" office:value-type="string" calcext:value-type="string">
            <text:p>Fri May 6</text:p>
          </table:table-cell>
          <table:table-cell table:style-name="ce2" office:value-type="string" calcext:value-type="string">
            <text:p>8:00 - 10:00 am</text:p>
          </table:table-cell>
          <table:table-cell table:style-name="ce2" office:value-type="string" calcext:value-type="string">
            <text:p>2SH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/>
          <table:table-cell table:formula="of:=CONCATENATE(&quot;{&quot;;&quot;&quot;&quot;courseName&quot;&quot;: &quot;; ;&quot;&quot;&quot;&quot;;MID([.A52];1;2);&quot;&quot;&quot;, &quot;&quot;courseNum&quot;&quot;: &quot;; MID([.A52];4;3); &quot;, &quot;&quot;CRN&quot;&quot;: &quot;; MID([.A52];10;5); &quot;, &quot;&quot;classTime&quot;&quot;: &quot;&quot;&quot;; MID([.A52];17;LEN([.A52])); &quot;&quot;&quot;&quot;; &quot;, &quot;&quot;finalStart&quot;&quot;: new Date(2016,5,0,0,0,0,0)&quot;;&quot;, &quot;&quot;finalEnd&quot;&quot;: new Date(2016,5,0,0,0,0,0)&quot;; &quot;, &quot;&quot;finalLocation&quot;&quot;: &quot;&quot;&quot;; [.D52]; &quot;&quot;&quot;&quot;; &quot;, &quot;&quot;finalRoom&quot;&quot;: &quot;&quot;&quot;; [.E52]; &quot;&quot;&quot;},&quot;)" office:value-type="string" office:string-value="{&quot;courseName&quot;: &quot;CS&quot;, &quot;courseNum&quot;: 594, &quot;CRN&quot;: 38551, &quot;classTime&quot;: &quot; 12:30 PM TR&quot;, &quot;finalStart&quot;: new Date(2016,5,0,0,0,0,0), &quot;finalEnd&quot;: new Date(2016,5,0,0,0,0,0), &quot;finalLocation&quot;: &quot;2SH&quot;, &quot;finalRoom&quot;: &quot;304&quot;}," calcext:value-type="string">
            <text:p>{"courseName": "CS", "courseNum": 594, "CRN": 38551, "classTime": " 12:30 PM TR", "finalStart": new Date(2016,5,0,0,0,0,0), "finalEnd": new Date(2016,5,0,0,0,0,0), "finalLocation": "2SH", "finalRoom": "304"},</text:p>
          </table:table-cell>
        </table:table-row>
        <table:table-row table:style-name="ro1">
          <table:table-cell table:style-name="ce1" office:value-type="string" calcext:value-type="string">
            <text:p>CS 594 - 38839 - 09:30 AM T</text:p>
          </table:table-cell>
          <table:table-cell table:style-name="ce3" office:value-type="string" calcext:value-type="string">
            <text:p>Wed May 4</text:p>
          </table:table-cell>
          <table:table-cell table:style-name="ce1" office:value-type="string" calcext:value-type="string">
            <text:p>10:30 - 12:30 am</text:p>
          </table:table-cell>
          <table:table-cell table:style-name="ce1" table:number-columns-repeated="3"/>
          <table:table-cell/>
          <table:table-cell table:formula="of:=CONCATENATE(&quot;{&quot;;&quot;&quot;&quot;courseName&quot;&quot;: &quot;; ;&quot;&quot;&quot;&quot;;MID([.A53];1;2);&quot;&quot;&quot;, &quot;&quot;courseNum&quot;&quot;: &quot;; MID([.A53];4;3); &quot;, &quot;&quot;CRN&quot;&quot;: &quot;; MID([.A53];10;5); &quot;, &quot;&quot;classTime&quot;&quot;: &quot;&quot;&quot;; MID([.A53];17;LEN([.A53])); &quot;&quot;&quot;&quot;; &quot;, &quot;&quot;finalStart&quot;&quot;: new Date(2016,5,0,0,0,0,0)&quot;;&quot;, &quot;&quot;finalEnd&quot;&quot;: new Date(2016,5,0,0,0,0,0)&quot;; &quot;, &quot;&quot;finalLocation&quot;&quot;: &quot;&quot;&quot;; [.D53]; &quot;&quot;&quot;&quot;; &quot;, &quot;&quot;finalRoom&quot;&quot;: &quot;&quot;&quot;; [.E53]; &quot;&quot;&quot;},&quot;)" office:value-type="string" office:string-value="{&quot;courseName&quot;: &quot;CS&quot;, &quot;courseNum&quot;: 594, &quot;CRN&quot;: 38839, &quot;classTime&quot;: &quot; 09:30 AM T&quot;, &quot;finalStart&quot;: new Date(2016,5,0,0,0,0,0), &quot;finalEnd&quot;: new Date(2016,5,0,0,0,0,0), &quot;finalLocation&quot;: &quot;&quot;, &quot;finalRoom&quot;: &quot;&quot;}," calcext:value-type="string">
            <text:p>{"courseName": "CS", "courseNum": 594, "CRN": 38839, "classTime": " 09:30 AM T", "finalStart": new Date(2016,5,0,0,0,0,0), "finalEnd": new Date(2016,5,0,0,0,0,0), "finalLocation": "", "finalRoom": ""},</text:p>
          </table:table-cell>
        </table:table-row>
        <table:table-row table:style-name="ro3" table:number-rows-repeated="104852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0:05:36.508456977</meta:creation-date>
    <dc:date>2016-05-02T22:47:52.562194171</dc:date>
    <meta:editing-duration>PT1H23M41S</meta:editing-duration>
    <meta:editing-cycles>1</meta:editing-cycles>
    <meta:document-statistic meta:table-count="1" meta:cell-count="308" meta:object-count="0"/>
    <meta:generator>LibreOffice/5.0.5.2$Linux_X86_64 LibreOffice_project/00m0$Build-2</meta:generator>
  </office:meta>
</office:document-meta>
</file>